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8055231844666F750D.tif" manifest:media-type="image/tif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Bitstream Vera Sans Mono" fo:font-size="10pt" officeooo:rsid="003c8094" officeooo:paragraph-rsid="00155444" style:font-size-asian="10pt" style:font-size-complex="10pt"/>
    </style:style>
    <style:style style:name="P6" style:family="paragraph" style:parent-style-name="Text_20_body">
      <style:paragraph-properties fo:text-align="start" style:justify-single-word="false" fo:break-before="page"/>
      <style:text-properties style:font-name="Bitstream Vera Sans" officeooo:rsid="001d7ea8" officeooo:paragraph-rsid="00155444"/>
    </style:style>
    <style:style style:name="P7" style:family="paragraph" style:parent-style-name="Text_20_body">
      <style:paragraph-properties fo:break-before="page"/>
      <style:text-properties style:font-name="Bitstream Vera Sans" officeooo:paragraph-rsid="00155444"/>
    </style:style>
    <style:style style:name="P8" style:family="paragraph" style:parent-style-name="List_20_Indent">
      <style:text-properties style:font-name="Bitstream Vera Sans" officeooo:paragraph-rsid="00155444"/>
    </style:style>
    <style:style style:name="P9" style:family="paragraph" style:parent-style-name="List_20_Indent">
      <style:text-properties officeooo:paragraph-rsid="00155444"/>
    </style:style>
    <style:style style:name="P10" style:family="paragraph" style:parent-style-name="Standard">
      <style:text-properties style:font-name="Bitstream Vera Sans" officeooo:rsid="003c8094" officeooo:paragraph-rsid="00155444"/>
    </style:style>
    <style:style style:name="P11" style:family="paragraph" style:parent-style-name="Standard">
      <style:text-properties style:font-name="Bitstream Vera Sans Mono" fo:font-size="10pt" officeooo:rsid="003c8094" officeooo:paragraph-rsid="00155444" style:font-size-asian="10pt" style:font-size-complex="10pt"/>
    </style:style>
    <style:style style:name="P12" style:family="paragraph" style:parent-style-name="Standard">
      <style:text-properties style:font-name="Bitstream Vera Sans Mono" officeooo:rsid="003c8094" officeooo:paragraph-rsid="00155444"/>
    </style:style>
    <style:style style:name="P13" style:family="paragraph" style:parent-style-name="Subtitle">
      <style:text-properties style:font-name="Bitstream Vera Sans" officeooo:rsid="002f2b05" officeooo:paragraph-rsid="00155444"/>
    </style:style>
    <style:style style:name="P14" style:family="paragraph" style:parent-style-name="Text_20_body">
      <style:text-properties style:font-name="Bitstream Vera Sans"/>
    </style:style>
    <style:style style:name="P15" style:family="paragraph" style:parent-style-name="Text_20_body">
      <style:paragraph-properties fo:text-align="center" style:justify-single-word="false"/>
      <style:text-properties style:font-name="Bitstream Vera Sans" officeooo:rsid="001d7ea8" officeooo:paragraph-rsid="00155444"/>
    </style:style>
    <style:style style:name="P16" style:family="paragraph" style:parent-style-name="Text_20_body">
      <style:paragraph-properties fo:text-align="start" style:justify-single-word="false"/>
      <style:text-properties style:font-name="Bitstream Vera Sans" officeooo:rsid="001d7ea8" officeooo:paragraph-rsid="00155444"/>
    </style:style>
    <style:style style:name="P17" style:family="paragraph" style:parent-style-name="Text_20_body">
      <style:text-properties style:font-name="Bitstream Vera Sans" officeooo:rsid="001d7ea8" officeooo:paragraph-rsid="00155444"/>
    </style:style>
    <style:style style:name="P18" style:family="paragraph" style:parent-style-name="Text_20_body">
      <style:text-properties style:font-name="Bitstream Vera Sans" officeooo:rsid="007c5700" officeooo:paragraph-rsid="00155444"/>
    </style:style>
    <style:style style:name="P19" style:family="paragraph" style:parent-style-name="Text_20_body">
      <style:text-properties style:font-name="Bitstream Vera Sans" officeooo:rsid="007c5700" officeooo:paragraph-rsid="001c29f9"/>
    </style:style>
    <style:style style:name="P20" style:family="paragraph" style:parent-style-name="Text_20_body">
      <style:text-properties style:font-name="Bitstream Vera Sans" officeooo:rsid="007c5700" officeooo:paragraph-rsid="001d6e66"/>
    </style:style>
    <style:style style:name="P21" style:family="paragraph" style:parent-style-name="Text_20_body">
      <style:text-properties style:font-name="Bitstream Vera Sans" officeooo:rsid="007c5700" officeooo:paragraph-rsid="001e789d"/>
    </style:style>
    <style:style style:name="P22" style:family="paragraph" style:parent-style-name="Text_20_body">
      <style:text-properties style:font-name="Bitstream Vera Sans" officeooo:rsid="007c5700" officeooo:paragraph-rsid="001eb419"/>
    </style:style>
    <style:style style:name="P23" style:family="paragraph" style:parent-style-name="Text_20_body">
      <style:text-properties style:font-name="Bitstream Vera Sans" officeooo:rsid="007c5700" officeooo:paragraph-rsid="001eb6b9"/>
    </style:style>
    <style:style style:name="P24" style:family="paragraph" style:parent-style-name="Text_20_body">
      <style:text-properties style:font-name="Bitstream Vera Sans" officeooo:rsid="007c5700" officeooo:paragraph-rsid="0021a0cf"/>
    </style:style>
    <style:style style:name="P25" style:family="paragraph" style:parent-style-name="Text_20_body">
      <style:text-properties style:font-name="Bitstream Vera Sans" officeooo:rsid="007c5700" officeooo:paragraph-rsid="002335f2"/>
    </style:style>
    <style:style style:name="P26" style:family="paragraph" style:parent-style-name="Text_20_body">
      <style:text-properties style:font-name="Bitstream Vera Sans" officeooo:rsid="007c5700" officeooo:paragraph-rsid="00245dff"/>
    </style:style>
    <style:style style:name="P27" style:family="paragraph" style:parent-style-name="Text_20_body">
      <style:text-properties style:font-name="Bitstream Vera Sans" officeooo:rsid="007c5700" officeooo:paragraph-rsid="0025aab8"/>
    </style:style>
    <style:style style:name="P28" style:family="paragraph" style:parent-style-name="Text_20_body">
      <style:text-properties style:font-name="Bitstream Vera Sans" officeooo:rsid="007c5700" officeooo:paragraph-rsid="0027d1ff"/>
    </style:style>
    <style:style style:name="P29" style:family="paragraph" style:parent-style-name="Text_20_body">
      <style:text-properties style:font-name="Bitstream Vera Sans" fo:font-size="16.1000003814697pt" fo:font-weight="bold" officeooo:rsid="007b7897" officeooo:paragraph-rsid="00155444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0" style:family="paragraph" style:parent-style-name="Text_20_body">
      <style:text-properties style:font-name="Bitstream Vera Sans" fo:font-size="16.1000003814697pt" fo:font-weight="bold" officeooo:rsid="007b7897" officeooo:paragraph-rsid="001c29f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1" style:family="paragraph" style:parent-style-name="Text_20_body">
      <style:text-properties style:font-name="Bitstream Vera Sans" fo:font-size="16.1000003814697pt" fo:font-weight="bold" officeooo:rsid="007b7897" officeooo:paragraph-rsid="001d6e66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2" style:family="paragraph" style:parent-style-name="Text_20_body">
      <style:text-properties style:font-name="Bitstream Vera Sans" fo:font-size="16.1000003814697pt" fo:font-weight="bold" officeooo:rsid="007b7897" officeooo:paragraph-rsid="001e789d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3" style:family="paragraph" style:parent-style-name="Text_20_body">
      <style:text-properties style:font-name="Bitstream Vera Sans" fo:font-size="16.1000003814697pt" fo:font-weight="bold" officeooo:rsid="007b7897" officeooo:paragraph-rsid="001eb41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4" style:family="paragraph" style:parent-style-name="Text_20_body">
      <style:text-properties style:font-name="Bitstream Vera Sans" fo:font-size="16.1000003814697pt" fo:font-weight="bold" officeooo:rsid="007b7897" officeooo:paragraph-rsid="001eb6b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5" style:family="paragraph" style:parent-style-name="Text_20_body">
      <style:text-properties style:font-name="Bitstream Vera Sans" fo:font-size="16.1000003814697pt" fo:font-weight="bold" officeooo:rsid="007b7897" officeooo:paragraph-rsid="0021a0c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6" style:family="paragraph" style:parent-style-name="Text_20_body">
      <style:text-properties style:font-name="Bitstream Vera Sans" fo:font-size="16.1000003814697pt" fo:font-weight="bold" officeooo:rsid="007b7897" officeooo:paragraph-rsid="002335f2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7" style:family="paragraph" style:parent-style-name="Text_20_body">
      <style:text-properties style:font-name="Bitstream Vera Sans" fo:font-size="16.1000003814697pt" fo:font-weight="bold" officeooo:rsid="007b7897" officeooo:paragraph-rsid="00245d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8" style:family="paragraph" style:parent-style-name="Text_20_body">
      <style:text-properties style:font-name="Bitstream Vera Sans" fo:font-size="16.1000003814697pt" fo:font-weight="bold" officeooo:rsid="007b7897" officeooo:paragraph-rsid="0025aab8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39" style:family="paragraph" style:parent-style-name="Text_20_body">
      <style:text-properties style:font-name="Bitstream Vera Sans" fo:font-size="16.1000003814697pt" fo:font-weight="bold" officeooo:rsid="007b7897" officeooo:paragraph-rsid="0027d1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Bitstream Vera Sans" officeooo:rsid="0032bcf7" officeooo:paragraph-rsid="00155444"/>
    </style:style>
    <style:style style:name="P41" style:family="paragraph" style:parent-style-name="Text_20_body">
      <style:text-properties style:font-name="Bitstream Vera Sans" officeooo:rsid="00479bde" officeooo:paragraph-rsid="00155444"/>
    </style:style>
    <style:style style:name="P42" style:family="paragraph" style:parent-style-name="Text_20_body">
      <style:text-properties style:font-name="Bitstream Vera Sans" fo:font-style="italic" officeooo:rsid="00479bde" officeooo:paragraph-rsid="00155444" style:font-style-asian="italic" style:font-style-complex="italic"/>
    </style:style>
    <style:style style:name="P43" style:family="paragraph" style:parent-style-name="Text_20_body">
      <style:text-properties style:font-name="Bitstream Vera Sans" fo:font-style="italic" officeooo:rsid="00548872" officeooo:paragraph-rsid="00155444" style:font-style-asian="italic" style:font-style-complex="italic"/>
    </style:style>
    <style:style style:name="P44" style:family="paragraph" style:parent-style-name="Text_20_body">
      <style:text-properties style:font-name="Bitstream Vera Sans" fo:font-style="italic" officeooo:rsid="0028565c" officeooo:paragraph-rsid="00155444" style:font-style-asian="italic" style:font-style-complex="italic"/>
    </style:style>
    <style:style style:name="P45" style:family="paragraph" style:parent-style-name="Text_20_body">
      <style:text-properties style:font-name="Bitstream Vera Sans" officeooo:rsid="00483ad4" officeooo:paragraph-rsid="00155444"/>
    </style:style>
    <style:style style:name="P46" style:family="paragraph" style:parent-style-name="Text_20_body">
      <style:text-properties style:font-name="Bitstream Vera Sans" officeooo:rsid="0028565c" officeooo:paragraph-rsid="00155444"/>
    </style:style>
    <style:style style:name="P47" style:family="paragraph" style:parent-style-name="Text_20_body">
      <style:text-properties style:font-name="Bitstream Vera Sans" officeooo:rsid="00548872" officeooo:paragraph-rsid="00155444"/>
    </style:style>
    <style:style style:name="P48" style:family="paragraph" style:parent-style-name="Text_20_body">
      <style:text-properties style:font-name="Bitstream Vera Sans" officeooo:rsid="002b871d" officeooo:paragraph-rsid="00155444"/>
    </style:style>
    <style:style style:name="P49" style:family="paragraph" style:parent-style-name="Text_20_body">
      <style:text-properties style:font-name="Bitstream Vera Sans" officeooo:rsid="0057e1e7" officeooo:paragraph-rsid="00155444"/>
    </style:style>
    <style:style style:name="P50" style:family="paragraph" style:parent-style-name="Text_20_body">
      <style:text-properties style:font-name="Bitstream Vera Sans" officeooo:paragraph-rsid="00155444"/>
    </style:style>
    <style:style style:name="P51" style:family="paragraph" style:parent-style-name="Text_20_body">
      <style:text-properties style:font-name="Bitstream Vera Sans" officeooo:rsid="00298c14" officeooo:paragraph-rsid="00298c14"/>
    </style:style>
    <style:style style:name="P52" style:family="paragraph" style:parent-style-name="Text_20_body">
      <style:text-properties style:font-name="Bitstream Vera Sans" officeooo:rsid="00298c14" officeooo:paragraph-rsid="0029ca54"/>
    </style:style>
    <style:style style:name="P53" style:family="paragraph" style:parent-style-name="Text_20_body">
      <style:text-properties style:font-name="Bitstream Vera Sans" officeooo:rsid="00298c14" officeooo:paragraph-rsid="002a1a0e"/>
    </style:style>
    <style:style style:name="P54" style:family="paragraph" style:parent-style-name="Text_20_body">
      <style:text-properties style:font-name="Bitstream Vera Sans" officeooo:rsid="00298c14" officeooo:paragraph-rsid="002bf786"/>
    </style:style>
    <style:style style:name="P55" style:family="paragraph" style:parent-style-name="Text_20_body">
      <style:text-properties style:font-name="Bitstream Vera Sans" officeooo:rsid="00298c14" officeooo:paragraph-rsid="002d710f"/>
    </style:style>
    <style:style style:name="P56" style:family="paragraph" style:parent-style-name="Text_20_body">
      <style:text-properties style:font-name="Bitstream Vera Sans" officeooo:rsid="00298c14" officeooo:paragraph-rsid="002f1f4f"/>
    </style:style>
    <style:style style:name="P57" style:family="paragraph" style:parent-style-name="Text_20_body">
      <style:text-properties style:font-name="Bitstream Vera Sans" officeooo:rsid="00298c14" officeooo:paragraph-rsid="0030bb36"/>
    </style:style>
    <style:style style:name="P58" style:family="paragraph" style:parent-style-name="Text_20_body">
      <style:text-properties officeooo:rsid="00784abe" officeooo:paragraph-rsid="00155444"/>
    </style:style>
    <style:style style:name="P59" style:family="paragraph" style:parent-style-name="Text_20_body">
      <style:text-properties officeooo:rsid="007c5700" officeooo:paragraph-rsid="00155444"/>
    </style:style>
    <style:style style:name="P60" style:family="paragraph" style:parent-style-name="Text_20_body">
      <style:text-properties officeooo:paragraph-rsid="00155444"/>
    </style:style>
    <style:style style:name="P61" style:family="paragraph" style:parent-style-name="Text_20_body">
      <style:paragraph-properties fo:text-align="justify" style:justify-single-word="false"/>
      <style:text-properties officeooo:paragraph-rsid="00155444"/>
    </style:style>
    <style:style style:name="P62" style:family="paragraph" style:parent-style-name="Text_20_body">
      <style:text-properties fo:font-style="italic" officeooo:rsid="00479bde" officeooo:paragraph-rsid="00155444" style:font-style-asian="italic" style:font-style-complex="italic"/>
    </style:style>
    <style:style style:name="P63" style:family="paragraph" style:parent-style-name="Text_20_body">
      <style:text-properties fo:font-style="italic" officeooo:rsid="004b77fd" officeooo:paragraph-rsid="00155444" style:font-style-asian="italic" style:font-style-complex="italic"/>
    </style:style>
    <style:style style:name="P64" style:family="paragraph" style:parent-style-name="Text_20_body">
      <style:text-properties fo:font-style="italic" officeooo:rsid="0070118f" officeooo:paragraph-rsid="00155444" style:font-style-asian="italic" style:font-style-complex="italic"/>
    </style:style>
    <style:style style:name="P65" style:family="paragraph" style:parent-style-name="Text_20_body">
      <style:text-properties fo:font-style="italic" officeooo:rsid="00566509" officeooo:paragraph-rsid="00155444" style:font-style-asian="italic" style:font-style-complex="italic"/>
    </style:style>
    <style:style style:name="P66" style:family="paragraph" style:parent-style-name="Text_20_body">
      <style:text-properties fo:font-style="italic" officeooo:rsid="00548872" officeooo:paragraph-rsid="00155444" style:font-style-asian="italic" style:font-style-complex="italic"/>
    </style:style>
    <style:style style:name="P67" style:family="paragraph" style:parent-style-name="Text_20_body">
      <style:text-properties officeooo:rsid="00663031" officeooo:paragraph-rsid="00155444"/>
    </style:style>
    <style:style style:name="P68" style:family="paragraph" style:parent-style-name="Text_20_body">
      <style:text-properties officeooo:rsid="00483ad4" officeooo:paragraph-rsid="00155444"/>
    </style:style>
    <style:style style:name="P69" style:family="paragraph" style:parent-style-name="Text_20_body">
      <style:text-properties officeooo:rsid="00479bde" officeooo:paragraph-rsid="00155444"/>
    </style:style>
    <style:style style:name="P70" style:family="paragraph" style:parent-style-name="Text_20_body">
      <style:text-properties officeooo:paragraph-rsid="001c29f9"/>
    </style:style>
    <style:style style:name="P71" style:family="paragraph" style:parent-style-name="Text_20_body">
      <style:text-properties officeooo:paragraph-rsid="001e789d"/>
    </style:style>
    <style:style style:name="P72" style:family="paragraph" style:parent-style-name="Text_20_body">
      <style:text-properties officeooo:paragraph-rsid="001eb419"/>
    </style:style>
    <style:style style:name="P73" style:family="paragraph" style:parent-style-name="Text_20_body">
      <style:text-properties officeooo:paragraph-rsid="001eb6b9"/>
    </style:style>
    <style:style style:name="P74" style:family="paragraph" style:parent-style-name="Text_20_body">
      <style:text-properties officeooo:paragraph-rsid="0021a0cf"/>
    </style:style>
    <style:style style:name="P75" style:family="paragraph" style:parent-style-name="Text_20_body">
      <style:text-properties officeooo:paragraph-rsid="002335f2"/>
    </style:style>
    <style:style style:name="P76" style:family="paragraph" style:parent-style-name="Text_20_body">
      <style:text-properties officeooo:paragraph-rsid="00245dff"/>
    </style:style>
    <style:style style:name="P77" style:family="paragraph" style:parent-style-name="Text_20_body">
      <style:text-properties officeooo:paragraph-rsid="0025aab8"/>
    </style:style>
    <style:style style:name="P78" style:family="paragraph" style:parent-style-name="Title">
      <style:text-properties style:font-name="Bitstream Vera Sans" officeooo:rsid="001d7ea8" officeooo:paragraph-rsid="00155444"/>
    </style:style>
    <style:style style:name="P79" style:family="paragraph" style:parent-style-name="Title">
      <style:text-properties style:font-name="Bitstream Vera Sans" fo:font-size="28pt" fo:font-weight="bold" officeooo:rsid="005217df" officeooo:paragraph-rsid="00155444" style:font-name-asian="Droid Sans Fallback" style:font-size-asian="28pt" style:font-weight-asian="bold" style:font-name-complex="Lohit Marathi" style:font-size-complex="28pt" style:font-weight-complex="bold"/>
    </style:style>
    <style:style style:name="P80" style:family="paragraph" style:parent-style-name="Subtitle">
      <style:text-properties style:font-name="Bitstream Vera Sans" fo:font-size="18pt" officeooo:rsid="00348984" officeooo:paragraph-rsid="00348984" style:font-name-asian="Noto Sans CJK SC" style:font-size-asian="18pt" style:font-name-complex="Lohit Devanagari" style:font-size-complex="18pt"/>
    </style:style>
    <style:style style:name="P81" style:family="paragraph" style:parent-style-name="Text_20_body">
      <style:text-properties style:font-name="Bitstream Vera Sans" officeooo:rsid="0015f68f" officeooo:paragraph-rsid="0015f68f"/>
    </style:style>
    <style:style style:name="P82" style:family="paragraph" style:parent-style-name="Text_20_body">
      <style:text-properties style:font-name="Bitstream Vera Sans" officeooo:rsid="007c5700" officeooo:paragraph-rsid="00155444"/>
    </style:style>
    <style:style style:name="P83" style:family="paragraph" style:parent-style-name="Text_20_body" style:list-style-name="">
      <style:text-properties officeooo:paragraph-rsid="00155444"/>
    </style:style>
    <style:style style:name="P84" style:family="paragraph" style:parent-style-name="Heading_20_1">
      <style:text-properties style:font-name="Bitstream Vera Sans"/>
    </style:style>
    <style:style style:name="P85" style:family="paragraph" style:parent-style-name="Heading_20_1" style:list-style-name="">
      <style:text-properties style:font-name="Bitstream Vera Sans" officeooo:paragraph-rsid="00155444"/>
    </style:style>
    <style:style style:name="P86" style:family="paragraph" style:parent-style-name="Heading_20_1">
      <style:text-properties officeooo:rsid="00784abe" officeooo:paragraph-rsid="00155444"/>
    </style:style>
    <style:style style:name="P87" style:family="paragraph" style:parent-style-name="Heading_20_1">
      <style:text-properties fo:font-style="italic" officeooo:rsid="004b77fd" officeooo:paragraph-rsid="00155444" style:font-style-asian="italic" style:font-style-complex="italic"/>
    </style:style>
    <style:style style:name="P88" style:family="paragraph" style:parent-style-name="Heading_20_1">
      <style:paragraph-properties fo:break-before="page"/>
      <style:text-properties style:font-name="Bitstream Vera Sans"/>
    </style:style>
    <style:style style:name="P89" style:family="paragraph" style:parent-style-name="Heading_20_1">
      <style:paragraph-properties fo:break-before="page"/>
      <style:text-properties officeooo:rsid="00784abe" officeooo:paragraph-rsid="00155444"/>
    </style:style>
    <style:style style:name="P90" style:family="paragraph" style:parent-style-name="Heading_20_1">
      <style:paragraph-properties fo:break-before="page"/>
      <style:text-properties style:font-name="Liberation Sans" fo:font-size="18.2000007629395pt" fo:font-weight="bold" officeooo:rsid="007b7897" officeooo:paragraph-rsid="001ae014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P91" style:family="paragraph" style:parent-style-name="Heading_20_1">
      <style:paragraph-properties fo:break-before="page"/>
      <style:text-properties officeooo:paragraph-rsid="001c29f9"/>
    </style:style>
    <style:style style:name="P92" style:family="paragraph" style:parent-style-name="Heading_20_1">
      <style:paragraph-properties fo:break-before="page"/>
      <style:text-properties officeooo:paragraph-rsid="001e789d"/>
    </style:style>
    <style:style style:name="P93" style:family="paragraph" style:parent-style-name="Heading_20_1">
      <style:paragraph-properties fo:break-before="page"/>
      <style:text-properties officeooo:paragraph-rsid="001eb419"/>
    </style:style>
    <style:style style:name="P94" style:family="paragraph" style:parent-style-name="Heading_20_1">
      <style:paragraph-properties fo:break-before="page"/>
      <style:text-properties officeooo:paragraph-rsid="001eb6b9"/>
    </style:style>
    <style:style style:name="P95" style:family="paragraph" style:parent-style-name="Heading_20_1">
      <style:paragraph-properties fo:break-before="page"/>
      <style:text-properties officeooo:paragraph-rsid="0021a0cf"/>
    </style:style>
    <style:style style:name="P96" style:family="paragraph" style:parent-style-name="Heading_20_1">
      <style:paragraph-properties fo:break-before="page"/>
      <style:text-properties officeooo:paragraph-rsid="002335f2"/>
    </style:style>
    <style:style style:name="P97" style:family="paragraph" style:parent-style-name="Heading_20_1">
      <style:paragraph-properties fo:break-before="page"/>
      <style:text-properties officeooo:paragraph-rsid="00245dff"/>
    </style:style>
    <style:style style:name="P98" style:family="paragraph" style:parent-style-name="Heading_20_1">
      <style:paragraph-properties fo:break-before="page"/>
      <style:text-properties officeooo:paragraph-rsid="0025aab8"/>
    </style:style>
    <style:style style:name="P99" style:family="paragraph" style:parent-style-name="Heading_20_2">
      <style:text-properties officeooo:paragraph-rsid="00155444"/>
    </style:style>
    <style:style style:name="P100" style:family="paragraph" style:parent-style-name="Heading_20_2" style:list-style-name="">
      <style:text-properties officeooo:paragraph-rsid="00155444"/>
    </style:style>
    <style:style style:name="P101" style:family="paragraph" style:parent-style-name="Heading_20_2" style:list-style-name="">
      <style:text-properties officeooo:paragraph-rsid="001d6e66"/>
    </style:style>
    <style:style style:name="P102" style:family="paragraph" style:parent-style-name="Heading_20_2" style:list-style-name="">
      <style:text-properties officeooo:paragraph-rsid="0027d1ff"/>
    </style:style>
    <style:style style:name="P103" style:family="paragraph" style:parent-style-name="Heading_20_2" style:list-style-name="">
      <style:text-properties officeooo:paragraph-rsid="001c29f9"/>
    </style:style>
    <style:style style:name="P104" style:family="paragraph" style:parent-style-name="Heading_20_2" style:list-style-name="">
      <style:text-properties officeooo:paragraph-rsid="001e789d"/>
    </style:style>
    <style:style style:name="P105" style:family="paragraph" style:parent-style-name="Heading_20_2" style:list-style-name="">
      <style:text-properties officeooo:paragraph-rsid="001eb419"/>
    </style:style>
    <style:style style:name="P106" style:family="paragraph" style:parent-style-name="Heading_20_2" style:list-style-name="">
      <style:text-properties officeooo:paragraph-rsid="001eb6b9"/>
    </style:style>
    <style:style style:name="P107" style:family="paragraph" style:parent-style-name="Heading_20_2" style:list-style-name="">
      <style:text-properties officeooo:paragraph-rsid="0021a0cf"/>
    </style:style>
    <style:style style:name="P108" style:family="paragraph" style:parent-style-name="Heading_20_2" style:list-style-name="">
      <style:text-properties officeooo:paragraph-rsid="002335f2"/>
    </style:style>
    <style:style style:name="P109" style:family="paragraph" style:parent-style-name="Heading_20_2" style:list-style-name="">
      <style:text-properties officeooo:paragraph-rsid="00245dff"/>
    </style:style>
    <style:style style:name="P110" style:family="paragraph" style:parent-style-name="Heading_20_2" style:list-style-name="">
      <style:text-properties officeooo:paragraph-rsid="0025aab8"/>
    </style:style>
    <style:style style:name="P111" style:family="paragraph" style:parent-style-name="Heading_20_2">
      <style:paragraph-properties fo:break-before="page"/>
      <style:text-properties officeooo:paragraph-rsid="00155444"/>
    </style:style>
    <style:style style:name="P112" style:family="paragraph" style:parent-style-name="Heading_20_3">
      <style:text-properties officeooo:paragraph-rsid="00298c14"/>
    </style:style>
    <style:style style:name="P113" style:family="paragraph" style:parent-style-name="Heading_20_3">
      <style:text-properties officeooo:paragraph-rsid="0029ca54"/>
    </style:style>
    <style:style style:name="P114" style:family="paragraph" style:parent-style-name="Heading_20_3">
      <style:text-properties officeooo:paragraph-rsid="002a1a0e"/>
    </style:style>
    <style:style style:name="P115" style:family="paragraph" style:parent-style-name="Heading_20_3">
      <style:text-properties officeooo:paragraph-rsid="002bf786"/>
    </style:style>
    <style:style style:name="P116" style:family="paragraph" style:parent-style-name="Heading_20_3">
      <style:text-properties officeooo:paragraph-rsid="002d710f"/>
    </style:style>
    <style:style style:name="P117" style:family="paragraph" style:parent-style-name="Heading_20_3">
      <style:text-properties officeooo:paragraph-rsid="002f1f4f"/>
    </style:style>
    <style:style style:name="P118" style:family="paragraph" style:parent-style-name="Heading_20_3">
      <style:text-properties officeooo:paragraph-rsid="0030bb36"/>
    </style:style>
    <style:style style:name="T1" style:family="text">
      <style:text-properties officeooo:rsid="005efc20"/>
    </style:style>
    <style:style style:name="T2" style:family="text">
      <style:text-properties officeooo:rsid="0073649c"/>
    </style:style>
    <style:style style:name="T3" style:family="text">
      <style:text-properties style:font-name="Bitstream Vera Sans"/>
    </style:style>
    <style:style style:name="T4" style:family="text">
      <style:text-properties style:font-name="Bitstream Vera Sans" officeooo:rsid="001d7ea8"/>
    </style:style>
    <style:style style:name="T5" style:family="text">
      <style:text-properties style:font-name="Bitstream Vera Sans" officeooo:rsid="0052a728"/>
    </style:style>
    <style:style style:name="T6" style:family="text">
      <style:text-properties style:font-name="Bitstream Vera Sans" officeooo:rsid="0032bcf7"/>
    </style:style>
    <style:style style:name="T7" style:family="text">
      <style:text-properties style:font-name="Bitstream Vera Sans" officeooo:rsid="00548872"/>
    </style:style>
    <style:style style:name="T8" style:family="text">
      <style:text-properties style:font-name="Bitstream Vera Sans" fo:font-size="18.2000007629395pt" fo:font-weight="bold" officeooo:rsid="0056650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9" style:family="text">
      <style:text-properties style:font-name="Bitstream Vera Sans" fo:font-size="18.2000007629395pt" fo:font-weight="bold" officeooo:rsid="005992aa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10" style:family="text">
      <style:text-properties style:font-name="Bitstream Vera Sans" officeooo:rsid="00479bde"/>
    </style:style>
    <style:style style:name="T11" style:family="text">
      <style:text-properties style:font-name="Bitstream Vera Sans" officeooo:rsid="004b5441"/>
    </style:style>
    <style:style style:name="T12" style:family="text">
      <style:text-properties style:font-name="Bitstream Vera Sans" officeooo:rsid="00483ad4"/>
    </style:style>
    <style:style style:name="T13" style:family="text">
      <style:text-properties style:font-name="Bitstream Vera Sans" officeooo:rsid="00566509"/>
    </style:style>
    <style:style style:name="T14" style:family="text">
      <style:text-properties style:font-name="Bitstream Vera Sans" fo:font-style="italic" style:font-style-asian="italic" style:font-style-complex="italic"/>
    </style:style>
    <style:style style:name="T15" style:family="text">
      <style:text-properties style:font-name="Bitstream Vera Sans" fo:font-style="italic" officeooo:rsid="00566509" style:font-style-asian="italic" style:font-style-complex="italic"/>
    </style:style>
    <style:style style:name="T16" style:family="text">
      <style:text-properties style:font-name="Bitstream Vera Sans" fo:font-style="italic" officeooo:rsid="00483ad4" style:font-style-asian="italic" style:font-style-complex="italic"/>
    </style:style>
    <style:style style:name="T17" style:family="text">
      <style:text-properties style:font-name="Bitstream Vera Sans" fo:font-style="italic" officeooo:rsid="00548872" style:font-style-asian="italic" style:font-style-complex="italic"/>
    </style:style>
    <style:style style:name="T18" style:family="text">
      <style:text-properties style:font-name="Bitstream Vera Sans" fo:font-style="italic" officeooo:rsid="0028565c" style:font-style-asian="italic" style:font-style-complex="italic"/>
    </style:style>
    <style:style style:name="T19" style:family="text">
      <style:text-properties style:font-name="Bitstream Vera Sans" fo:font-style="italic" fo:font-weight="bold" officeooo:rsid="00548872" style:font-style-asian="italic" style:font-weight-asian="bold" style:font-style-complex="italic" style:font-weight-complex="bold"/>
    </style:style>
    <style:style style:name="T20" style:family="text">
      <style:text-properties style:font-name="Bitstream Vera Sans" fo:font-weight="bold" style:font-weight-asian="bold" style:font-weight-complex="bold"/>
    </style:style>
    <style:style style:name="T21" style:family="text">
      <style:text-properties style:font-name="Bitstream Vera Sans" officeooo:rsid="0020723f"/>
    </style:style>
    <style:style style:name="T22" style:family="text">
      <style:text-properties style:font-name="Bitstream Vera Sans" fo:font-size="16.1000003814697pt" fo:font-weight="bold" officeooo:rsid="007b7897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3" style:family="text">
      <style:text-properties style:font-name="Bitstream Vera Sans" fo:font-size="16.1000003814697pt" fo:font-weight="bold" officeooo:rsid="001ae014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4" style:family="text">
      <style:text-properties style:font-name="Bitstream Vera Sans" fo:font-size="16.1000003814697pt" fo:font-weight="bold" officeooo:rsid="001c29f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5" style:family="text">
      <style:text-properties style:font-name="Bitstream Vera Sans" fo:font-size="16.1000003814697pt" fo:font-weight="bold" officeooo:rsid="001d6e66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6" style:family="text">
      <style:text-properties style:font-name="Bitstream Vera Sans" fo:font-size="16.1000003814697pt" fo:font-weight="bold" officeooo:rsid="001e789d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7" style:family="text">
      <style:text-properties style:font-name="Bitstream Vera Sans" fo:font-size="16.1000003814697pt" fo:font-weight="bold" officeooo:rsid="001eb41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8" style:family="text">
      <style:text-properties style:font-name="Bitstream Vera Sans" fo:font-size="16.1000003814697pt" fo:font-weight="bold" officeooo:rsid="001eb6b9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29" style:family="text">
      <style:text-properties style:font-name="Bitstream Vera Sans" fo:font-size="16.1000003814697pt" fo:font-weight="bold" officeooo:rsid="0021a0c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0" style:family="text">
      <style:text-properties style:font-name="Bitstream Vera Sans" fo:font-size="16.1000003814697pt" fo:font-weight="bold" officeooo:rsid="002335f2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1" style:family="text">
      <style:text-properties style:font-name="Bitstream Vera Sans" fo:font-size="16.1000003814697pt" fo:font-weight="bold" officeooo:rsid="00245d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2" style:family="text">
      <style:text-properties style:font-name="Bitstream Vera Sans" fo:font-size="16.1000003814697pt" fo:font-weight="bold" officeooo:rsid="0025aab8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3" style:family="text">
      <style:text-properties style:font-name="Bitstream Vera Sans" fo:font-size="16.1000003814697pt" fo:font-weight="bold" officeooo:rsid="0027d1ff" style:font-name-asian="Droid Sans Fallback" style:font-size-asian="16.1000003814697pt" style:font-weight-asian="bold" style:font-name-complex="Lohit Marathi" style:font-size-complex="16.1000003814697pt" style:font-weight-complex="bold"/>
    </style:style>
    <style:style style:name="T34" style:family="text">
      <style:text-properties style:font-name="Bitstream Vera Sans" fo:font-size="16.1000003814697pt" style:font-size-asian="16.1000003814697pt" style:font-size-complex="16.1000003814697pt"/>
    </style:style>
    <style:style style:name="T35" style:family="text">
      <style:text-properties style:font-name="Bitstream Vera Sans" fo:font-size="16.1000003814697pt" officeooo:rsid="001c29f9" style:font-size-asian="16.1000003814697pt" style:font-size-complex="16.1000003814697pt"/>
    </style:style>
    <style:style style:name="T36" style:family="text">
      <style:text-properties style:font-name="Bitstream Vera Sans" officeooo:rsid="007c5700"/>
    </style:style>
    <style:style style:name="T37" style:family="text">
      <style:text-properties style:font-name="Bitstream Vera Sans" officeooo:rsid="001ad70c"/>
    </style:style>
    <style:style style:name="T38" style:family="text">
      <style:text-properties officeooo:rsid="003ef973"/>
    </style:style>
    <style:style style:name="T39" style:family="text">
      <style:text-properties officeooo:rsid="001d7ea8"/>
    </style:style>
    <style:style style:name="T40" style:family="text">
      <style:text-properties officeooo:rsid="00210532"/>
    </style:style>
    <style:style style:name="T41" style:family="text">
      <style:text-properties officeooo:rsid="00307a1b"/>
    </style:style>
    <style:style style:name="T42" style:family="text">
      <style:text-properties officeooo:rsid="003219d9"/>
    </style:style>
    <style:style style:name="T43" style:family="text">
      <style:text-properties officeooo:rsid="0049d480"/>
    </style:style>
    <style:style style:name="T44" style:family="text">
      <style:text-properties officeooo:rsid="0052a728"/>
    </style:style>
    <style:style style:name="T45" style:family="text">
      <style:text-properties officeooo:rsid="005af97a"/>
    </style:style>
    <style:style style:name="T46" style:family="text">
      <style:text-properties officeooo:rsid="00776543"/>
    </style:style>
    <style:style style:name="T47" style:family="text">
      <style:text-properties style:font-name="Bitstream Vera Sans Mono" fo:font-size="10pt" officeooo:rsid="003c8094" style:font-size-asian="10pt" style:font-size-complex="10pt"/>
    </style:style>
    <style:style style:name="T48" style:family="text">
      <style:text-properties officeooo:rsid="0052e6f3"/>
    </style:style>
    <style:style style:name="T49" style:family="text">
      <style:text-properties officeooo:rsid="00548872"/>
    </style:style>
    <style:style style:name="T50" style:family="text">
      <style:text-properties officeooo:rsid="00479bde"/>
    </style:style>
    <style:style style:name="T51" style:family="text">
      <style:text-properties officeooo:rsid="0062b936"/>
    </style:style>
    <style:style style:name="T52" style:family="text">
      <style:text-properties officeooo:rsid="00658a2e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officeooo:rsid="007c5700"/>
    </style:style>
    <style:style style:name="T55" style:family="text">
      <style:text-properties style:font-name="Liberation Sans" fo:font-size="18.2000007629395pt" fo:font-weight="bold" officeooo:rsid="007b7897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6" style:family="text">
      <style:text-properties style:font-name="Liberation Sans" fo:font-size="18.2000007629395pt" fo:font-weight="bold" officeooo:rsid="001c29f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7" style:family="text">
      <style:text-properties style:font-name="Liberation Sans" fo:font-size="18.2000007629395pt" fo:font-weight="bold" officeooo:rsid="001e789d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8" style:family="text">
      <style:text-properties style:font-name="Liberation Sans" fo:font-size="18.2000007629395pt" fo:font-weight="bold" officeooo:rsid="001eb41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59" style:family="text">
      <style:text-properties style:font-name="Liberation Sans" fo:font-size="18.2000007629395pt" fo:font-weight="bold" officeooo:rsid="001eb6b9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0" style:family="text">
      <style:text-properties style:font-name="Liberation Sans" fo:font-size="18.2000007629395pt" fo:font-weight="bold" officeooo:rsid="0021a0cf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1" style:family="text">
      <style:text-properties style:font-name="Liberation Sans" fo:font-size="18.2000007629395pt" fo:font-weight="bold" officeooo:rsid="002335f2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2" style:family="text">
      <style:text-properties style:font-name="Liberation Sans" fo:font-size="18.2000007629395pt" fo:font-weight="bold" officeooo:rsid="00245dff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3" style:family="text">
      <style:text-properties style:font-name="Liberation Sans" fo:font-size="18.2000007629395pt" fo:font-weight="bold" officeooo:rsid="0025aab8" style:font-name-asian="Droid Sans Fallback" style:font-size-asian="18.2000007629395pt" style:font-weight-asian="bold" style:font-name-complex="Lohit Marathi" style:font-size-complex="18.2000007629395pt" style:font-weight-complex="bold"/>
    </style:style>
    <style:style style:name="T64" style:family="text">
      <style:text-properties style:font-name="Liberation Sans" fo:font-size="14.1000003814697pt" fo:font-weight="bold" officeooo:rsid="00298c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5" style:family="text">
      <style:text-properties style:font-name="Liberation Sans" fo:font-size="14.1000003814697pt" fo:font-weight="bold" officeooo:rsid="0029ca5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6" style:family="text">
      <style:text-properties style:font-name="Liberation Sans" fo:font-size="14.1000003814697pt" fo:font-weight="bold" officeooo:rsid="002a1a0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7" style:family="text">
      <style:text-properties style:font-name="Liberation Sans" fo:font-size="14.1000003814697pt" fo:font-weight="bold" officeooo:rsid="002bf78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8" style:family="text">
      <style:text-properties style:font-name="Liberation Sans" fo:font-size="14.1000003814697pt" fo:font-weight="bold" officeooo:rsid="002d710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9" style:family="text">
      <style:text-properties style:font-name="Liberation Sans" fo:font-size="14.1000003814697pt" fo:font-weight="bold" officeooo:rsid="002f1f4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Sans" fo:font-size="14.1000003814697pt" fo:font-weight="bold" officeooo:rsid="0030bb3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ext:p text:style-name="P79"><draw:frame draw:style-name="fr2" draw:name="Image1" text:anchor-type="char" svg:width="3in" svg:height="2in" draw:z-index="0"><draw:image xlink:href="Pictures/10000000000002400000018055231844666F750D.tif" xlink:type="simple" xlink:show="embed" xlink:actuate="onLoad" loext:mime-type="image/tiff"/></draw:frame></text:p>
      <text:p text:style-name="P80">Standard Library</text:p>
      <text:p text:style-name="P13">Revision <text:span text:style-name="T1">1</text:span>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J. Smith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pyright (c) <text:s/>2022 <text:s/>J. Smith.</text:p>
      <text:p text:style-name="P16"/>
      <text:p text:style-name="P16">Permission is granted to copy, distribute and/or modify this document, <text:span text:style-name="T2">rpovided this notice is kept.</text:span></text:p>
      <text:h text:style-name="P88" text:outline-level="1"/>
      <text:h text:style-name="P84" text:outline-level="1"/>
      <text:h text:style-name="P84" text:outline-level="1"><text:bookmark-start text:name="__RefHeading___Toc15208_2086076986"/>Foreward<text:bookmark-end text:name="__RefHeading___Toc15208_2086076986"/></text:h>
      <text:p text:style-name="P14"/>
      <text:p text:style-name="P81">This text assumes the reader is neither a novice, nor a programming expert. The level of explanation should move anyone who has a general understanding of programming very quickly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5208_2086076986" text:style-name="Index_20_Link" text:visited-style-name="Index_20_Link">Foreward<text:tab/>3</text:a></text:p>
          <text:p text:style-name="P1"><text:a xlink:type="simple" xlink:href="#__RefHeading___Toc772_2086076986" text:style-name="Index_20_Link" text:visited-style-name="Index_20_Link">Introduction<text:tab/>6</text:a></text:p>
          <text:p text:style-name="P2"><text:a xlink:type="simple" xlink:href="#__RefHeading___Toc774_2086076986" text:style-name="Index_20_Link" text:visited-style-name="Index_20_Link">Name:<text:tab/>6</text:a></text:p>
          <text:p text:style-name="P2"><text:a xlink:type="simple" xlink:href="#__RefHeading___Toc776_2086076986" text:style-name="Index_20_Link" text:visited-style-name="Index_20_Link">Purpose:<text:tab/>6</text:a></text:p>
          <text:p text:style-name="P2"><text:a xlink:type="simple" xlink:href="#__RefHeading___Toc778_2086076986" text:style-name="Index_20_Link" text:visited-style-name="Index_20_Link">Features:<text:tab/>6</text:a></text:p>
          <text:p text:style-name="P1"><text:a xlink:type="simple" xlink:href="#__RefHeading___Toc15191_2086076986" text:style-name="Index_20_Link" text:visited-style-name="Index_20_Link">Chapter 1: Jumping In<text:tab/>9</text:a></text:p>
          <text:p text:style-name="P2"><text:a xlink:type="simple" xlink:href="#__RefHeading___Toc782_20860769861" text:style-name="Index_20_Link" text:visited-style-name="Index_20_Link">Hello World:<text:tab/>9</text:a></text:p>
          <text:p text:style-name="P2"><text:a xlink:type="simple" xlink:href="#__RefHeading___Toc782_2086076986112" text:style-name="Index_20_Link" text:visited-style-name="Index_20_Link">Types:<text:tab/>9</text:a></text:p>
          <text:p text:style-name="P2"><text:a xlink:type="simple" xlink:href="#__RefHeading___Toc15322_2086076986" text:style-name="Index_20_Link" text:visited-style-name="Index_20_Link">Expressions:<text:tab/>10</text:a></text:p>
          <text:p text:style-name="P1"><text:a xlink:type="simple" xlink:href="#__RefHeading___Toc15250_2086076986" text:style-name="Index_20_Link" text:visited-style-name="Index_20_Link">Chapter 2: Going With the Flow<text:tab/>11</text:a></text:p>
          <text:p text:style-name="P2"><text:a xlink:type="simple" xlink:href="#__RefHeading___Toc782_208607698611" text:style-name="Index_20_Link" text:visited-style-name="Index_20_Link">Conditions:<text:tab/>11</text:a></text:p>
          <text:p text:style-name="P3"><text:a xlink:type="simple" xlink:href="#__RefHeading___Toc15324_2086076986" text:style-name="Index_20_Link" text:visited-style-name="Index_20_Link">If:<text:tab/>11</text:a></text:p>
          <text:p text:style-name="P3"><text:a xlink:type="simple" xlink:href="#__RefHeading___Toc15326_2086076986" text:style-name="Index_20_Link" text:visited-style-name="Index_20_Link">Else-if:<text:tab/>11</text:a></text:p>
          <text:p text:style-name="P3"><text:a xlink:type="simple" xlink:href="#__RefHeading___Toc15328_2086076986" text:style-name="Index_20_Link" text:visited-style-name="Index_20_Link">Else:<text:tab/>11</text:a></text:p>
          <text:p text:style-name="P2"><text:a xlink:type="simple" xlink:href="#__RefHeading___Toc782_2086076986111" text:style-name="Index_20_Link" text:visited-style-name="Index_20_Link">Loops:<text:tab/>11</text:a></text:p>
          <text:p text:style-name="P3"><text:a xlink:type="simple" xlink:href="#__RefHeading___Toc15330_2086076986" text:style-name="Index_20_Link" text:visited-style-name="Index_20_Link">While:<text:tab/>11</text:a></text:p>
          <text:p text:style-name="P3"><text:a xlink:type="simple" xlink:href="#__RefHeading___Toc15332_2086076986" text:style-name="Index_20_Link" text:visited-style-name="Index_20_Link">For:<text:tab/>11</text:a></text:p>
          <text:p text:style-name="P3"><text:a xlink:type="simple" xlink:href="#__RefHeading___Toc15334_2086076986" text:style-name="Index_20_Link" text:visited-style-name="Index_20_Link">Foreach:<text:tab/>11</text:a></text:p>
          <text:p text:style-name="P1"><text:a xlink:type="simple" xlink:href="#__RefHeading___Toc15252_2086076986" text:style-name="Index_20_Link" text:visited-style-name="Index_20_Link">Chapter 3: Function Junction<text:tab/>12</text:a></text:p>
          <text:p text:style-name="P2"><text:a xlink:type="simple" xlink:href="#__RefHeading___Toc782_208607698612" text:style-name="Index_20_Link" text:visited-style-name="Index_20_Link">Defining Functions:<text:tab/>12</text:a></text:p>
          <text:p text:style-name="P3"><text:a xlink:type="simple" xlink:href="#__RefHeading___Toc15336_2086076986" text:style-name="Index_20_Link" text:visited-style-name="Index_20_Link">Type:<text:tab/>12</text:a></text:p>
          <text:p text:style-name="P3"><text:a xlink:type="simple" xlink:href="#__RefHeading___Toc15338_2086076986" text:style-name="Index_20_Link" text:visited-style-name="Index_20_Link">Parameters:<text:tab/>12</text:a></text:p>
          <text:p text:style-name="P3"><text:a xlink:type="simple" xlink:href="#__RefHeading___Toc15340_2086076986" text:style-name="Index_20_Link" text:visited-style-name="Index_20_Link">Return:<text:tab/>12</text:a></text:p>
          <text:p text:style-name="P1"><text:a xlink:type="simple" xlink:href="#__RefHeading___Toc15254_2086076986" text:style-name="Index_20_Link" text:visited-style-name="Index_20_Link">Chapter 4: Oops...<text:tab/>13</text:a></text:p>
          <text:p text:style-name="P2"><text:a xlink:type="simple" xlink:href="#__RefHeading___Toc782_208607698613" text:style-name="Index_20_Link" text:visited-style-name="Index_20_Link">Classes:<text:tab/>13</text:a></text:p>
          <text:p text:style-name="P3"><text:a xlink:type="simple" xlink:href="#__RefHeading___Toc15342_2086076986" text:style-name="Index_20_Link" text:visited-style-name="Index_20_Link">Defining:<text:tab/>13</text:a></text:p>
          <text:p text:style-name="P3"><text:a xlink:type="simple" xlink:href="#__RefHeading___Toc15344_2086076986" text:style-name="Index_20_Link" text:visited-style-name="Index_20_Link">Constructing:<text:tab/>13</text:a></text:p>
          <text:p text:style-name="P3"><text:a xlink:type="simple" xlink:href="#__RefHeading___Toc15346_2086076986" text:style-name="Index_20_Link" text:visited-style-name="Index_20_Link">Destructing:<text:tab/>13</text:a></text:p>
          <text:p text:style-name="P3"><text:a xlink:type="simple" xlink:href="#__RefHeading___Toc15348_2086076986" text:style-name="Index_20_Link" text:visited-style-name="Index_20_Link">Representing:<text:tab/>13</text:a></text:p>
          <text:p text:style-name="P3"><text:a xlink:type="simple" xlink:href="#__RefHeading___Toc15350_2086076986" text:style-name="Index_20_Link" text:visited-style-name="Index_20_Link">Getting:<text:tab/>13</text:a></text:p>
          <text:p text:style-name="P3"><text:a xlink:type="simple" xlink:href="#__RefHeading___Toc15352_2086076986" text:style-name="Index_20_Link" text:visited-style-name="Index_20_Link">Setting:<text:tab/>13</text:a></text:p>
          <text:p text:style-name="P1"><text:a xlink:type="simple" xlink:href="#__RefHeading___Toc15256_2086076986" text:style-name="Index_20_Link" text:visited-style-name="Index_20_Link">Chapter 5: Error!!!<text:tab/>14</text:a></text:p>
          <text:p text:style-name="P2"><text:a xlink:type="simple" xlink:href="#__RefHeading___Toc782_208607698614" text:style-name="Index_20_Link" text:visited-style-name="Index_20_Link">Exception Handling:<text:tab/>14</text:a></text:p>
          <text:p text:style-name="P3"><text:a xlink:type="simple" xlink:href="#__RefHeading___Toc15354_2086076986" text:style-name="Index_20_Link" text:visited-style-name="Index_20_Link">Trying:<text:tab/>14</text:a></text:p>
          <text:p text:style-name="P3"><text:a xlink:type="simple" xlink:href="#__RefHeading___Toc15356_2086076986" text:style-name="Index_20_Link" text:visited-style-name="Index_20_Link">Catching:<text:tab/>14</text:a></text:p>
          <text:p text:style-name="P3"><text:a xlink:type="simple" xlink:href="#__RefHeading___Toc15358_2086076986" text:style-name="Index_20_Link" text:visited-style-name="Index_20_Link">Throwing:<text:tab/>14</text:a></text:p>
          <text:p text:style-name="P1"><text:a xlink:type="simple" xlink:href="#__RefHeading___Toc15278_2086076986" text:style-name="Index_20_Link" text:visited-style-name="Index_20_Link">Chapter 6: String Theory<text:tab/>15</text:a></text:p>
          <text:p text:style-name="P2"><text:a xlink:type="simple" xlink:href="#__RefHeading___Toc782_208607698615" text:style-name="Index_20_Link" text:visited-style-name="Index_20_Link">Regex:<text:tab/>15</text:a></text:p>
          <text:p text:style-name="P3"><text:a xlink:type="simple" xlink:href="#__RefHeading___Toc15360_2086076986" text:style-name="Index_20_Link" text:visited-style-name="Index_20_Link">Expressions:<text:tab/>15</text:a></text:p>
          <text:p text:style-name="P3"><text:a xlink:type="simple" xlink:href="#__RefHeading___Toc15362_2086076986" text:style-name="Index_20_Link" text:visited-style-name="Index_20_Link">Matching:<text:tab/>15</text:a></text:p>
          <text:p text:style-name="P3"><text:a xlink:type="simple" xlink:href="#__RefHeading___Toc15364_2086076986" text:style-name="Index_20_Link" text:visited-style-name="Index_20_Link">Replacing:<text:tab/>15</text:a></text:p>
          <text:p text:style-name="P1"><text:a xlink:type="simple" xlink:href="#__RefHeading___Toc15280_2086076986" text:style-name="Index_20_Link" text:visited-style-name="Index_20_Link">Chapter 7: Filing<text:tab/>16</text:a></text:p>
          <text:p text:style-name="P2"><text:a xlink:type="simple" xlink:href="#__RefHeading___Toc782_208607698616" text:style-name="Index_20_Link" text:visited-style-name="Index_20_Link">File access:<text:tab/>16</text:a></text:p>
          <text:p text:style-name="P3"><text:a xlink:type="simple" xlink:href="#__RefHeading___Toc15366_2086076986" text:style-name="Index_20_Link" text:visited-style-name="Index_20_Link">Reading:<text:tab/>16</text:a></text:p>
          <text:p text:style-name="P3"><text:a xlink:type="simple" xlink:href="#__RefHeading___Toc15368_2086076986" text:style-name="Index_20_Link" text:visited-style-name="Index_20_Link">Writing:<text:tab/>16</text:a></text:p>
          <text:p text:style-name="P3"><text:a xlink:type="simple" xlink:href="#__RefHeading___Toc15370_2086076986" text:style-name="Index_20_Link" text:visited-style-name="Index_20_Link">Binary:<text:tab/>16</text:a></text:p>
          <text:p text:style-name="P1"><text:soft-page-break/><text:a xlink:type="simple" xlink:href="#__RefHeading___Toc15282_2086076986" text:style-name="Index_20_Link" text:visited-style-name="Index_20_Link">Chapter 8: Programming in Style!<text:tab/>17</text:a></text:p>
          <text:p text:style-name="P2"><text:a xlink:type="simple" xlink:href="#__RefHeading___Toc782_208607698617" text:style-name="Index_20_Link" text:visited-style-name="Index_20_Link">Code Style:<text:tab/>17</text:a></text:p>
          <text:p text:style-name="P3"><text:a xlink:type="simple" xlink:href="#__RefHeading___Toc15372_2086076986" text:style-name="Index_20_Link" text:visited-style-name="Index_20_Link">Form:<text:tab/>17</text:a></text:p>
          <text:p text:style-name="P3"><text:a xlink:type="simple" xlink:href="#__RefHeading___Toc15374_2086076986" text:style-name="Index_20_Link" text:visited-style-name="Index_20_Link">Documenting:<text:tab/>17</text:a></text:p>
          <text:p text:style-name="P3"><text:a xlink:type="simple" xlink:href="#__RefHeading___Toc15376_2086076986" text:style-name="Index_20_Link" text:visited-style-name="Index_20_Link">???:<text:tab/>17</text:a></text:p>
          <text:p text:style-name="P1"><text:a xlink:type="simple" xlink:href="#__RefHeading___Toc15284_2086076986" text:style-name="Index_20_Link" text:visited-style-name="Index_20_Link">Chapter 9: Homework :(<text:tab/>18</text:a></text:p>
          <text:p text:style-name="P2"><text:a xlink:type="simple" xlink:href="#__RefHeading___Toc782_208607698618" text:style-name="Index_20_Link" text:visited-style-name="Index_20_Link">Suggested Exercises:<text:tab/>18</text:a></text:p>
          <text:p text:style-name="P3"><text:a xlink:type="simple" xlink:href="#__RefHeading___Toc15378_2086076986" text:style-name="Index_20_Link" text:visited-style-name="Index_20_Link">1:<text:tab/>18</text:a></text:p>
          <text:p text:style-name="P3"><text:a xlink:type="simple" xlink:href="#__RefHeading___Toc15380_2086076986" text:style-name="Index_20_Link" text:visited-style-name="Index_20_Link">2:<text:tab/>18</text:a></text:p>
          <text:p text:style-name="P3"><text:a xlink:type="simple" xlink:href="#__RefHeading___Toc15382_2086076986" text:style-name="Index_20_Link" text:visited-style-name="Index_20_Link">3:<text:tab/>18</text:a></text:p>
          <text:p text:style-name="P1"><text:a xlink:type="simple" xlink:href="#__RefHeading___Toc15290_2086076986" text:style-name="Index_20_Link" text:visited-style-name="Index_20_Link">Chapter 10: Test<text:tab/>19</text:a></text:p>
          <text:p text:style-name="P2"><text:a xlink:type="simple" xlink:href="#__RefHeading___Toc782_208607698619" text:style-name="Index_20_Link" text:visited-style-name="Index_20_Link">Unit Testing:<text:tab/>19</text:a></text:p>
          <text:p text:style-name="P3"><text:a xlink:type="simple" xlink:href="#__RefHeading___Toc15384_2086076986" text:style-name="Index_20_Link" text:visited-style-name="Index_20_Link">Cases:<text:tab/>19</text:a></text:p>
          <text:p text:style-name="P3"><text:a xlink:type="simple" xlink:href="#__RefHeading___Toc15386_2086076986" text:style-name="Index_20_Link" text:visited-style-name="Index_20_Link">Assertions:<text:tab/>19</text:a></text:p>
          <text:p text:style-name="P3"><text:a xlink:type="simple" xlink:href="#__RefHeading___Toc15388_2086076986" text:style-name="Index_20_Link" text:visited-style-name="Index_20_Link">Suites:<text:tab/>19</text:a></text:p>
          <text:p text:style-name="P1"><text:a xlink:type="simple" xlink:href="#__RefHeading___Toc780_2086076986" text:style-name="Index_20_Link" text:visited-style-name="Index_20_Link">Appendix<text:tab/>20</text:a></text:p>
          <text:p text:style-name="P2"><text:a xlink:type="simple" xlink:href="#__RefHeading___Toc782_2086076986" text:style-name="Index_20_Link" text:visited-style-name="Index_20_Link">Types:<text:tab/>20</text:a></text:p>
          <text:p text:style-name="P2"><text:a xlink:type="simple" xlink:href="#__RefHeading___Toc784_2086076986" text:style-name="Index_20_Link" text:visited-style-name="Index_20_Link">Reserved Words:<text:tab/>21</text:a></text:p>
          <text:p text:style-name="P1"><text:a xlink:type="simple" xlink:href="#__RefHeading___Toc786_2086076986" text:style-name="Index_20_Link" text:visited-style-name="Index_20_Link">Note:</text:a><text:a xlink:type="simple" xlink:href="#__RefHeading___Toc786_2086076986" text:style-name="Index_20_Link" text:visited-style-name="Index_20_Link"> </text:a><text:a xlink:type="simple" xlink:href="#__RefHeading___Toc786_2086076986" text:style-name="Index_20_Link" text:visited-style-name="Index_20_Link">Reserved words</text:a><text:a xlink:type="simple" xlink:href="#__RefHeading___Toc786_2086076986" text:style-name="Index_20_Link" text:visited-style-name="Index_20_Link"> in italics, are from Subset.</text:a><text:a xlink:type="simple" xlink:href="#__RefHeading___Toc786_2086076986" text:style-name="Index_20_Link" text:visited-style-name="Index_20_Link"><text:tab/>21</text:a></text:p>
          <text:p text:style-name="P2"><text:a xlink:type="simple" xlink:href="#__RefHeading___Toc788_2086076986" text:style-name="Index_20_Link" text:visited-style-name="Index_20_Link">Built in Functions:<text:tab/>22</text:a></text:p>
          <text:p text:style-name="P2"><text:a xlink:type="simple" xlink:href="#__RefHeading___Toc790_2086076986" text:style-name="Index_20_Link" text:visited-style-name="Index_20_Link">Standard Library:<text:tab/>23</text:a></text:p>
          <text:p text:style-name="P2"><text:a xlink:type="simple" xlink:href="#__RefHeading___Toc792_2086076986" text:style-name="Index_20_Link" text:visited-style-name="Index_20_Link">Sample Code:<text:tab/>24</text:a></text:p>
        </text:index-body>
      </text:table-of-content>
      <text:p text:style-name="P16"/>
      <text:h text:style-name="P89" text:outline-level="1"/>
      <text:p text:style-name="P58"/>
      <text:h text:style-name="P86" text:outline-level="1"><text:bookmark-start text:name="__RefHeading___Toc772_2086076986"/>Introduction<text:bookmark-end text:name="__RefHeading___Toc772_2086076986"/></text:h>
      <text:h text:style-name="P99" text:outline-level="2"/>
      <text:h text:style-name="P99" text:outline-level="2"><text:bookmark-start text:name="__RefHeading___Toc774_2086076986"/>Name:<text:bookmark-end text:name="__RefHeading___Toc774_2086076986"/></text:h>
      <text:p text:style-name="P17">bill<text:tab/><text:tab/>Beginner – Intermediate Learning Language</text:p>
      <text:h text:style-name="P99" text:outline-level="2"><text:bookmark-start text:name="__RefHeading___Toc776_2086076986"/>Purpose:<text:bookmark-end text:name="__RefHeading___Toc776_2086076986"/></text:h>
      <text:p text:style-name="P17">It is a general purpose statically typed, with dynamic types, easy to use language.</text:p>
      <text:p text:style-name="P17">Key uses:</text:p>
      <text:p text:style-name="P9">- Learning basic to intermediate level programming.</text:p>
      <text:p text:style-name="P9">- Pursuing enthusiast programming.</text:p>
      <text:p text:style-name="P9">- Simple data management.</text:p>
      <text:p text:style-name="P9"><text:span text:style-name="T4">- </text:span><text:span text:style-name="T5">Provide a “stepping stone” for transition to more complicated languages.</text:span></text:p>
      <text:h text:style-name="P99" text:outline-level="2"><text:bookmark-start text:name="__RefHeading___Toc778_2086076986"/>Features:<text:bookmark-end text:name="__RefHeading___Toc778_2086076986"/></text:h>
      <text:p text:style-name="P8">- <text:span text:style-name="T38">portable</text:span></text:p>
      <text:p text:style-name="P8">- <text:span text:style-name="T39">a variety of useful data types</text:span></text:p>
      <text:p text:style-name="P8">- <text:span text:style-name="T39">extend-able data types</text:span></text:p>
      <text:p text:style-name="P8">- <text:span text:style-name="T39">plenty of conversion functions (dynamic types)</text:span></text:p>
      <text:p text:style-name="P8">- <text:span text:style-name="T39">simple to use</text:span></text:p>
      <text:p text:style-name="P8">- <text:span text:style-name="T39">object oriented foundation</text:span></text:p>
      <text:p text:style-name="P8">- <text:span text:style-name="T39">functional programming friendly</text:span></text:p>
      <text:p text:style-name="P8">- <text:span text:style-name="T39">constants</text:span></text:p>
      <text:p text:style-name="P8">- <text:span text:style-name="T39">all data types have string representations</text:span></text:p>
      <text:p text:style-name="P8">- <text:span text:style-name="T39">ease of static typing</text:span></text:p>
      <text:p text:style-name="P8">- <text:span text:style-name="T40">strong static and dynamic typing</text:span></text:p>
      <text:p text:style-name="P8">- <text:span text:style-name="T41">even primitives are objects</text:span></text:p>
      <text:p text:style-name="P8"><text:soft-page-break/>- <text:span text:style-name="T42">manual garbage collection</text:span></text:p>
      <text:p text:style-name="P8">- <text:span text:style-name="T43">#, //, </text:span><text:span text:style-name="T44">or /* */</text:span><text:span text:style-name="T43"> denotes comment</text:span><text:span text:style-name="T45">s</text:span></text:p>
      <text:p text:style-name="P7"><text:span text:style-name="T46">A</text:span>ll objects have the following default methods:</text:p>
      <text:p text:style-name="P8">- <text:span text:style-name="T41">constructor</text:span></text:p>
      <text:p text:style-name="P8">- <text:span text:style-name="T41">destructor</text:span></text:p>
      <text:p text:style-name="P8">- <text:span text:style-name="T41">string representation</text:span></text:p>
      <text:p text:style-name="P8">- <text:span text:style-name="T41">type</text:span></text:p>
      <text:p text:style-name="P9"/>
      <text:h text:style-name="P85" text:outline-level="1"/>
      <text:h text:style-name="P90" text:outline-level="1"><text:bookmark-start text:name="__RefHeading___Toc15191_2086076986"/>Chapter 1: <text:span text:style-name="T34">Jumping </text:span><text:span text:style-name="T35">I</text:span><text:span text:style-name="T34">n</text:span><text:bookmark-end text:name="__RefHeading___Toc15191_2086076986"/></text:h>
      <text:p text:style-name="P60"/>
      <text:h text:style-name="P100" text:outline-level="2"><text:bookmark-start text:name="__RefHeading___Toc782_20860769861"/><text:span text:style-name="T23">Hello World</text:span><text:span text:style-name="T22">:</text:span><text:bookmark-end text:name="__RefHeading___Toc782_20860769861"/></text:h>
      <text:p text:style-name="P29"/>
      <text:p text:style-name="P59">This text assumes some knowledge of programming but, not expert level knowledge. <text:s/>So, let’s get started with the staple: “Hello world.”</text:p>
      <text:p text:style-name="P18"><text:tab/>Here is a excerpt from the sample ‘main.bill’ in the appendix:</text:p>
      <text:p text:style-name="P12"><text:a xlink:type="simple" xlink:href="#__RefHeading___Toc792_2086076986" text:style-name="Index_20_Link" text:visited-style-name="Index_20_Link"><text:span text:style-name="T53">fun noval main():</text:span>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rite('H'); <text:s text:c="4"/>// I haven't worked out char arrays yet.</text:a></text:p>
      <text:p text:style-name="P11"><text:a xlink:type="simple" xlink:href="#__RefHeading___Toc792_2086076986" text:style-name="Index_20_Link" text:visited-style-name="Index_20_Link"><text:s text:c="4"/>write('e');</text:a></text:p>
      <text:p text:style-name="P11"><text:a xlink:type="simple" xlink:href="#__RefHeading___Toc792_2086076986" text:style-name="Index_20_Link" text:visited-style-name="Index_20_Link"><text:s text:c="4"/>write('l'); <text:s text:c="4"/># <text:s/>This works too.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('o'); <text:s text:c="4"/>/* As does this. */</text:a></text:p>
      <text:p text:style-name="P11"><text:a xlink:type="simple" xlink:href="#__RefHeading___Toc792_2086076986" text:style-name="Index_20_Link" text:visited-style-name="Index_20_Link"><text:s text:c="4"/>write(' ');</text:a></text:p>
      <text:p text:style-name="P11"><text:a xlink:type="simple" xlink:href="#__RefHeading___Toc792_2086076986" text:style-name="Index_20_Link" text:visited-style-name="Index_20_Link"><text:s text:c="4"/>write('W');</text:a></text:p>
      <text:p text:style-name="P11"><text:a xlink:type="simple" xlink:href="#__RefHeading___Toc792_2086076986" text:style-name="Index_20_Link" text:visited-style-name="Index_20_Link"><text:s text:c="4"/>write('o');</text:a></text:p>
      <text:p text:style-name="P11"><text:a xlink:type="simple" xlink:href="#__RefHeading___Toc792_2086076986" text:style-name="Index_20_Link" text:visited-style-name="Index_20_Link"><text:s text:c="4"/>write('r');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ln('d'); <text:s text:c="2"/>// This one adds a newline.</text:a></text:p>
      <text:p text:style-name="P11"><text:a xlink:type="simple" xlink:href="#__RefHeading___Toc792_2086076986" text:style-name="Index_20_Link" text:visited-style-name="Index_20_Link"><text:s text:c="4"/>exit(); <text:s text:c="8"/>// defaults to 0</text:a></text:p>
      <text:p text:style-name="P11"><text:a xlink:type="simple" xlink:href="#__RefHeading___Toc792_2086076986" text:style-name="Index_20_Link" text:visited-style-name="Index_20_Link">}</text:a></text:p>
      <text:p text:style-name="P59"/>
      <text:p text:style-name="P60"><text:span text:style-name="T54"><text:tab/></text:span><text:span text:style-name="T36">In Bill, we must declare a main function. Fun says it’s a function. Noval means the function returns no-value. The starting point for any function is its name. The starting function for any program is “main.”</text:span></text:p>
      <text:p text:style-name="P18"><text:tab/>The parentheses hold parameters. In this case, none.</text:p>
      <text:p text:style-name="P18"><text:tab/>Question write or writeln? The second, adds a new line at the end. The first, doesn’t.</text:p>
      <text:p text:style-name="P18"><text:tab/>EDIT FOR CHAR ARRAYS!</text:p>
      <text:p text:style-name="P60"><text:span text:style-name="T36"><text:tab/>What about exit? That ends the program. If there’s a problem, exit(1) should be used. Otherwise, exit(0) or just plain exit() will do. </text:span><text:span text:style-name="T37">Other exit values are possible, if needed.</text:span></text:p>
      <text:p text:style-name="P18"><text:tab/>DISCUSS SCOPE HERE!</text:p>
      <text:h text:style-name="P101" text:outline-level="2"><text:bookmark-start text:name="__RefHeading___Toc782_2086076986112"/><text:span text:style-name="T25">Types</text:span><text:span text:style-name="T22">:</text:span><text:bookmark-end text:name="__RefHeading___Toc782_2086076986112"/></text:h>
      <text:p text:style-name="P31"/>
      <text:p text:style-name="P20"><text:soft-page-break/>T</text:p>
      <text:p text:style-name="P20"/>
      <text:h text:style-name="P102" text:outline-level="2"><text:bookmark-start text:name="__RefHeading___Toc15322_2086076986"/><text:span text:style-name="T33">Expressions</text:span><text:span text:style-name="T22">:</text:span><text:bookmark-end text:name="__RefHeading___Toc15322_2086076986"/></text:h>
      <text:p text:style-name="P39"/>
      <text:p text:style-name="P28">T</text:p>
      <text:h text:style-name="P91" text:outline-level="1"><text:bookmark-start text:name="__RefHeading___Toc15250_2086076986"/><text:span text:style-name="T55">Chapter </text:span><text:span text:style-name="T56">2</text:span><text:span text:style-name="T55">: </text:span><text:span text:style-name="T24">Going With the Flow</text:span><text:bookmark-end text:name="__RefHeading___Toc15250_2086076986"/></text:h>
      <text:p text:style-name="P70"/>
      <text:h text:style-name="P103" text:outline-level="2"><text:bookmark-start text:name="__RefHeading___Toc782_208607698611"/><text:span text:style-name="T24">Conditions</text:span><text:span text:style-name="T22">:</text:span><text:bookmark-end text:name="__RefHeading___Toc782_208607698611"/></text:h>
      <text:p text:style-name="P30"/>
      <text:p text:style-name="P19">T</text:p>
      <text:p text:style-name="P19"/>
      <text:h text:style-name="Heading_20_3" text:outline-level="3"><text:bookmark-start text:name="__RefHeading___Toc15324_2086076986"/>If:<text:bookmark-end text:name="__RefHeading___Toc15324_2086076986"/></text:h>
      <text:p text:style-name="P51">t</text:p>
      <text:h text:style-name="Heading_20_3" text:outline-level="3"><text:bookmark-start text:name="__RefHeading___Toc15326_2086076986"/>Else-if:<text:bookmark-end text:name="__RefHeading___Toc15326_2086076986"/></text:h>
      <text:p text:style-name="P51">e</text:p>
      <text:h text:style-name="Heading_20_3" text:outline-level="3"><text:bookmark-start text:name="__RefHeading___Toc15328_2086076986"/>Else:<text:bookmark-end text:name="__RefHeading___Toc15328_2086076986"/></text:h>
      <text:p text:style-name="P51">t</text:p>
      <text:p text:style-name="P19"/>
      <text:p text:style-name="P70"/>
      <text:h text:style-name="P103" text:outline-level="2"><text:bookmark-start text:name="__RefHeading___Toc782_2086076986111"/><text:span text:style-name="T24">Loops</text:span><text:span text:style-name="T22">:</text:span><text:bookmark-end text:name="__RefHeading___Toc782_2086076986111"/></text:h>
      <text:p text:style-name="P30"/>
      <text:p text:style-name="P19">T</text:p>
      <text:h text:style-name="P112" text:outline-level="3"><text:bookmark-start text:name="__RefHeading___Toc15330_2086076986"/><text:span text:style-name="T64">While</text:span>:<text:bookmark-end text:name="__RefHeading___Toc15330_2086076986"/></text:h>
      <text:p text:style-name="P51">t</text:p>
      <text:h text:style-name="P112" text:outline-level="3"><text:bookmark-start text:name="__RefHeading___Toc15332_2086076986"/><text:span text:style-name="T64">For</text:span>:<text:bookmark-end text:name="__RefHeading___Toc15332_2086076986"/></text:h>
      <text:p text:style-name="P51">e</text:p>
      <text:h text:style-name="P112" text:outline-level="3"><text:bookmark-start text:name="__RefHeading___Toc15334_2086076986"/><text:span text:style-name="T64">Foreach</text:span>:<text:bookmark-end text:name="__RefHeading___Toc15334_2086076986"/></text:h>
      <text:p text:style-name="P51">t</text:p>
      <text:p text:style-name="P19"/>
      <text:h text:style-name="P92" text:outline-level="1"><text:bookmark-start text:name="__RefHeading___Toc15252_2086076986"/><text:span text:style-name="T55">Chapter </text:span><text:span text:style-name="T57">3</text:span><text:span text:style-name="T55">: </text:span><text:span text:style-name="T26">Function Junction</text:span><text:bookmark-end text:name="__RefHeading___Toc15252_2086076986"/></text:h>
      <text:p text:style-name="P71"/>
      <text:h text:style-name="P104" text:outline-level="2"><text:bookmark-start text:name="__RefHeading___Toc782_208607698612"/><text:span text:style-name="T26">Defining Functions</text:span><text:span text:style-name="T22">:</text:span><text:bookmark-end text:name="__RefHeading___Toc782_208607698612"/></text:h>
      <text:p text:style-name="P32"/>
      <text:p text:style-name="P21">T</text:p>
      <text:h text:style-name="P113" text:outline-level="3"><text:bookmark-start text:name="__RefHeading___Toc15336_2086076986"/><text:span text:style-name="T65">Type</text:span>:<text:bookmark-end text:name="__RefHeading___Toc15336_2086076986"/></text:h>
      <text:p text:style-name="P52">t</text:p>
      <text:h text:style-name="P113" text:outline-level="3"><text:bookmark-start text:name="__RefHeading___Toc15338_2086076986"/><text:span text:style-name="T65">Parameters</text:span>:<text:bookmark-end text:name="__RefHeading___Toc15338_2086076986"/></text:h>
      <text:p text:style-name="P52">e</text:p>
      <text:h text:style-name="P113" text:outline-level="3"><text:bookmark-start text:name="__RefHeading___Toc15340_2086076986"/><text:span text:style-name="T65">Return</text:span>:<text:bookmark-end text:name="__RefHeading___Toc15340_2086076986"/></text:h>
      <text:p text:style-name="P52">t</text:p>
      <text:p text:style-name="P21"/>
      <text:p text:style-name="P21"/>
      <text:p text:style-name="P21"/>
      <text:h text:style-name="P93" text:outline-level="1"><text:bookmark-start text:name="__RefHeading___Toc15254_2086076986"/><text:span text:style-name="T55">Chapter </text:span><text:span text:style-name="T58">4</text:span><text:span text:style-name="T55">: </text:span><text:span text:style-name="T27">Oops...</text:span><text:bookmark-end text:name="__RefHeading___Toc15254_2086076986"/></text:h>
      <text:p text:style-name="P72"/>
      <text:h text:style-name="P105" text:outline-level="2"><text:bookmark-start text:name="__RefHeading___Toc782_208607698613"/><text:span text:style-name="T27">Classes</text:span><text:span text:style-name="T22">:</text:span><text:bookmark-end text:name="__RefHeading___Toc782_208607698613"/></text:h>
      <text:p text:style-name="P33"/>
      <text:h text:style-name="P114" text:outline-level="3"><text:bookmark-start text:name="__RefHeading___Toc15342_2086076986"/><text:span text:style-name="T66">Defining</text:span>:<text:bookmark-end text:name="__RefHeading___Toc15342_2086076986"/></text:h>
      <text:p text:style-name="P53">t</text:p>
      <text:h text:style-name="P114" text:outline-level="3"><text:bookmark-start text:name="__RefHeading___Toc15344_2086076986"/><text:span text:style-name="T66">Constructing</text:span>:<text:bookmark-end text:name="__RefHeading___Toc15344_2086076986"/></text:h>
      <text:p text:style-name="P53">e</text:p>
      <text:h text:style-name="P114" text:outline-level="3"><text:bookmark-start text:name="__RefHeading___Toc15346_2086076986"/><text:span text:style-name="T66">Destructing</text:span>:<text:bookmark-end text:name="__RefHeading___Toc15346_2086076986"/></text:h>
      <text:p text:style-name="P53">t</text:p>
      <text:h text:style-name="P114" text:outline-level="3"><text:bookmark-start text:name="__RefHeading___Toc15348_2086076986"/><text:span text:style-name="T66">Representing</text:span>:<text:bookmark-end text:name="__RefHeading___Toc15348_2086076986"/></text:h>
      <text:p text:style-name="P53">t</text:p>
      <text:h text:style-name="P114" text:outline-level="3"><text:bookmark-start text:name="__RefHeading___Toc15350_2086076986"/><text:span text:style-name="T66">Getting</text:span>:<text:bookmark-end text:name="__RefHeading___Toc15350_2086076986"/></text:h>
      <text:p text:style-name="P53">e</text:p>
      <text:h text:style-name="P114" text:outline-level="3"><text:bookmark-start text:name="__RefHeading___Toc15352_2086076986"/><text:span text:style-name="T66">Setting</text:span>:<text:bookmark-end text:name="__RefHeading___Toc15352_2086076986"/></text:h>
      <text:p text:style-name="P53">t</text:p>
      <text:p text:style-name="P22"/>
      <text:h text:style-name="P94" text:outline-level="1"><text:bookmark-start text:name="__RefHeading___Toc15256_2086076986"/><text:span text:style-name="T55">Chapter </text:span><text:span text:style-name="T59">5</text:span><text:span text:style-name="T55">: </text:span><text:span text:style-name="T28">Error!!!</text:span><text:bookmark-end text:name="__RefHeading___Toc15256_2086076986"/></text:h>
      <text:p text:style-name="P73"/>
      <text:h text:style-name="P106" text:outline-level="2"><text:bookmark-start text:name="__RefHeading___Toc782_208607698614"/><text:span text:style-name="T28">Exception Handling</text:span><text:span text:style-name="T22">:</text:span><text:bookmark-end text:name="__RefHeading___Toc782_208607698614"/></text:h>
      <text:p text:style-name="P34"/>
      <text:h text:style-name="P115" text:outline-level="3"><text:bookmark-start text:name="__RefHeading___Toc15354_2086076986"/><text:span text:style-name="T67">Trying</text:span>:<text:bookmark-end text:name="__RefHeading___Toc15354_2086076986"/></text:h>
      <text:p text:style-name="P54">t</text:p>
      <text:h text:style-name="P115" text:outline-level="3"><text:bookmark-start text:name="__RefHeading___Toc15356_2086076986"/><text:span text:style-name="T67">Catching</text:span>:<text:bookmark-end text:name="__RefHeading___Toc15356_2086076986"/></text:h>
      <text:p text:style-name="P54">e</text:p>
      <text:h text:style-name="P115" text:outline-level="3"><text:bookmark-start text:name="__RefHeading___Toc15358_2086076986"/><text:span text:style-name="T67">Throwing</text:span>:<text:bookmark-end text:name="__RefHeading___Toc15358_2086076986"/></text:h>
      <text:p text:style-name="P54">t</text:p>
      <text:p text:style-name="P23"/>
      <text:p text:style-name="P23"/>
      <text:h text:style-name="P95" text:outline-level="1"><text:bookmark-start text:name="__RefHeading___Toc15278_2086076986"/><text:span text:style-name="T55">Chapter </text:span><text:span text:style-name="T60">6</text:span><text:span text:style-name="T55">: </text:span><text:span text:style-name="T29">String Theory</text:span><text:bookmark-end text:name="__RefHeading___Toc15278_2086076986"/></text:h>
      <text:p text:style-name="P74"/>
      <text:h text:style-name="P107" text:outline-level="2"><text:bookmark-start text:name="__RefHeading___Toc782_208607698615"/><text:span text:style-name="T29">Regex</text:span><text:span text:style-name="T22">:</text:span><text:bookmark-end text:name="__RefHeading___Toc782_208607698615"/></text:h>
      <text:p text:style-name="P35"/>
      <text:h text:style-name="P116" text:outline-level="3"><text:bookmark-start text:name="__RefHeading___Toc15360_2086076986"/><text:span text:style-name="T68">Expressions</text:span>:<text:bookmark-end text:name="__RefHeading___Toc15360_2086076986"/></text:h>
      <text:p text:style-name="P55">t</text:p>
      <text:h text:style-name="P116" text:outline-level="3"><text:bookmark-start text:name="__RefHeading___Toc15362_2086076986"/><text:span text:style-name="T68">Matching</text:span>:<text:bookmark-end text:name="__RefHeading___Toc15362_2086076986"/></text:h>
      <text:p text:style-name="P55">e</text:p>
      <text:h text:style-name="P116" text:outline-level="3"><text:bookmark-start text:name="__RefHeading___Toc15364_2086076986"/><text:span text:style-name="T68">Replacing</text:span>:<text:bookmark-end text:name="__RefHeading___Toc15364_2086076986"/></text:h>
      <text:p text:style-name="P55">t</text:p>
      <text:p text:style-name="P24"/>
      <text:p text:style-name="P24"/>
      <text:h text:style-name="P96" text:outline-level="1"><text:bookmark-start text:name="__RefHeading___Toc15280_2086076986"/><text:span text:style-name="T55">Chapter </text:span><text:span text:style-name="T61">7</text:span><text:span text:style-name="T55">: </text:span><text:span text:style-name="T30">Filing</text:span><text:bookmark-end text:name="__RefHeading___Toc15280_2086076986"/></text:h>
      <text:p text:style-name="P75"/>
      <text:h text:style-name="P108" text:outline-level="2"><text:bookmark-start text:name="__RefHeading___Toc782_208607698616"/><text:span text:style-name="T30">File access</text:span><text:span text:style-name="T22">:</text:span><text:bookmark-end text:name="__RefHeading___Toc782_208607698616"/></text:h>
      <text:p text:style-name="P36"/>
      <text:h text:style-name="P116" text:outline-level="3"><text:bookmark-start text:name="__RefHeading___Toc15366_2086076986"/><text:span text:style-name="T68">Reading</text:span>:<text:bookmark-end text:name="__RefHeading___Toc15366_2086076986"/></text:h>
      <text:p text:style-name="P55">t</text:p>
      <text:h text:style-name="P116" text:outline-level="3"><text:bookmark-start text:name="__RefHeading___Toc15368_2086076986"/><text:span text:style-name="T68">Writing</text:span>:<text:bookmark-end text:name="__RefHeading___Toc15368_2086076986"/></text:h>
      <text:p text:style-name="P55">e</text:p>
      <text:h text:style-name="P116" text:outline-level="3"><text:bookmark-start text:name="__RefHeading___Toc15370_2086076986"/><text:span text:style-name="T68">Binary</text:span>:<text:bookmark-end text:name="__RefHeading___Toc15370_2086076986"/></text:h>
      <text:p text:style-name="P55">t</text:p>
      <text:p text:style-name="P25"/>
      <text:p text:style-name="P25"/>
      <text:h text:style-name="P96" text:outline-level="1"><text:bookmark-start text:name="__RefHeading___Toc15282_2086076986"/><text:span text:style-name="T55">Chapter </text:span><text:span text:style-name="T61">8</text:span><text:span text:style-name="T55">: </text:span><text:span text:style-name="T30">Programming in Style!</text:span><text:bookmark-end text:name="__RefHeading___Toc15282_2086076986"/></text:h>
      <text:p text:style-name="P75"/>
      <text:h text:style-name="P108" text:outline-level="2"><text:bookmark-start text:name="__RefHeading___Toc782_208607698617"/><text:span text:style-name="T30">Code Style</text:span><text:span text:style-name="T22">:</text:span><text:bookmark-end text:name="__RefHeading___Toc782_208607698617"/></text:h>
      <text:p text:style-name="P36"/>
      <text:p text:style-name="P25">T</text:p>
      <text:h text:style-name="P117" text:outline-level="3"><text:bookmark-start text:name="__RefHeading___Toc15372_2086076986"/><text:span text:style-name="T69">Form</text:span>:<text:bookmark-end text:name="__RefHeading___Toc15372_2086076986"/></text:h>
      <text:p text:style-name="P56">t</text:p>
      <text:h text:style-name="P117" text:outline-level="3"><text:bookmark-start text:name="__RefHeading___Toc15374_2086076986"/><text:span text:style-name="T69">Documenting</text:span>:<text:bookmark-end text:name="__RefHeading___Toc15374_2086076986"/></text:h>
      <text:p text:style-name="P56">e</text:p>
      <text:h text:style-name="P117" text:outline-level="3"><text:bookmark-start text:name="__RefHeading___Toc15376_2086076986"/>???:<text:bookmark-end text:name="__RefHeading___Toc15376_2086076986"/></text:h>
      <text:p text:style-name="P56">t</text:p>
      <text:p text:style-name="P25"/>
      <text:p text:style-name="P25"/>
      <text:h text:style-name="P97" text:outline-level="1"><text:bookmark-start text:name="__RefHeading___Toc15284_2086076986"/><text:span text:style-name="T55">Chapter </text:span><text:span text:style-name="T62">9</text:span><text:span text:style-name="T55">: </text:span><text:span text:style-name="T31">Homework :(</text:span><text:bookmark-end text:name="__RefHeading___Toc15284_2086076986"/></text:h>
      <text:p text:style-name="P76"/>
      <text:h text:style-name="P109" text:outline-level="2"><text:bookmark-start text:name="__RefHeading___Toc782_208607698618"/><text:span text:style-name="T31">Suggested Exercises</text:span><text:span text:style-name="T22">:</text:span><text:bookmark-end text:name="__RefHeading___Toc782_208607698618"/></text:h>
      <text:p text:style-name="P37"/>
      <text:p text:style-name="P26">T</text:p>
      <text:p text:style-name="P26"/>
      <text:h text:style-name="P118" text:outline-level="3"><text:bookmark-start text:name="__RefHeading___Toc15378_2086076986"/><text:span text:style-name="T70">1</text:span>:<text:bookmark-end text:name="__RefHeading___Toc15378_2086076986"/></text:h>
      <text:p text:style-name="P57">t</text:p>
      <text:h text:style-name="P118" text:outline-level="3"><text:bookmark-start text:name="__RefHeading___Toc15380_2086076986"/><text:span text:style-name="T70">2</text:span>:<text:bookmark-end text:name="__RefHeading___Toc15380_2086076986"/></text:h>
      <text:p text:style-name="P57">e</text:p>
      <text:h text:style-name="P118" text:outline-level="3"><text:bookmark-start text:name="__RefHeading___Toc15382_2086076986"/><text:span text:style-name="T70">3</text:span>:<text:bookmark-end text:name="__RefHeading___Toc15382_2086076986"/></text:h>
      <text:p text:style-name="P57">t</text:p>
      <text:p text:style-name="P26"/>
      <text:h text:style-name="P98" text:outline-level="1"><text:bookmark-start text:name="__RefHeading___Toc15290_2086076986"/><text:span text:style-name="T55">Chapter 1</text:span><text:span text:style-name="T63">0</text:span><text:span text:style-name="T55">: </text:span><text:span text:style-name="T32">Test</text:span><text:bookmark-end text:name="__RefHeading___Toc15290_2086076986"/></text:h>
      <text:p text:style-name="P77"/>
      <text:h text:style-name="P110" text:outline-level="2"><text:bookmark-start text:name="__RefHeading___Toc782_208607698619"/><text:span text:style-name="T32">Unit Testing</text:span><text:span text:style-name="T22">:</text:span><text:bookmark-end text:name="__RefHeading___Toc782_208607698619"/></text:h>
      <text:p text:style-name="P38"/>
      <text:p text:style-name="P27">T</text:p>
      <text:p text:style-name="P27"/>
      <text:h text:style-name="P118" text:outline-level="3"><text:bookmark-start text:name="__RefHeading___Toc15384_2086076986"/><text:span text:style-name="T70">Cases</text:span>:<text:bookmark-end text:name="__RefHeading___Toc15384_2086076986"/></text:h>
      <text:p text:style-name="P57">t</text:p>
      <text:h text:style-name="P118" text:outline-level="3"><text:bookmark-start text:name="__RefHeading___Toc15386_2086076986"/><text:span text:style-name="T70">Assertions</text:span>:<text:bookmark-end text:name="__RefHeading___Toc15386_2086076986"/></text:h>
      <text:p text:style-name="P57">e</text:p>
      <text:h text:style-name="P118" text:outline-level="3"><text:bookmark-start text:name="__RefHeading___Toc15388_2086076986"/><text:span text:style-name="T70">Suites</text:span>:<text:bookmark-end text:name="__RefHeading___Toc15388_2086076986"/></text:h>
      <text:p text:style-name="P57">t</text:p>
      <text:h text:style-name="P89" text:outline-level="1"><text:a xlink:type="simple" xlink:href="#__RefHeading___Toc792_2086076986" text:style-name="Index_20_Link" text:visited-style-name="Index_20_Link"/></text:h>
      <text:p text:style-name="P58"><text:a xlink:type="simple" xlink:href="#__RefHeading___Toc792_2086076986" text:style-name="Index_20_Link" text:visited-style-name="Index_20_Link"/></text:p>
      <text:h text:style-name="P86" text:outline-level="1"><text:bookmark-start text:name="__RefHeading___Toc780_2086076986"/><text:a xlink:type="simple" xlink:href="#__RefHeading___Toc792_2086076986" text:style-name="Index_20_Link" text:visited-style-name="Index_20_Link">Appendix</text:a><text:bookmark-end text:name="__RefHeading___Toc780_2086076986"/></text:h>
      <text:p text:style-name="P60"><text:a xlink:type="simple" xlink:href="#__RefHeading___Toc792_2086076986" text:style-name="Index_20_Link" text:visited-style-name="Index_20_Link"/></text:p>
      <text:h text:style-name="P99" text:outline-level="2"><text:bookmark-start text:name="__RefHeading___Toc782_2086076986"/><text:a xlink:type="simple" xlink:href="#__RefHeading___Toc792_2086076986" text:style-name="Index_20_Link" text:visited-style-name="Index_20_Link">Types:</text:a><text:bookmark-end text:name="__RefHeading___Toc782_2086076986"/></text:h>
      <text:p text:style-name="P40"><draw:frame draw:style-name="fr1" draw:name="Frame1" text:anchor-type="paragraph" svg:x="3.4335in" svg:y="0.028in" svg:width="3.7118in" draw:z-index="1"><draw:text-box fo:min-height="7.2492in"><text:p text:style-name="Figure"><draw:frame draw:style-name="fr3" draw:name="Object1" text:anchor-type="paragraph" svg:x="0in" svg:y="0.0854in" svg:width="3.6866in" style:rel-width="100%" svg:height="7.6681in" style:rel-height="scale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Figure <text:sequence text:ref-name="refFigure0" text:name="Figure" text:formula="ooow:Figure+1" style:num-format="1">1</text:sequence>: Bill Types</text:p></draw:text-box></draw:frame><text:a xlink:type="simple" xlink:href="#__RefHeading___Toc792_2086076986" text:style-name="Index_20_Link" text:visited-style-name="Index_20_Link"><text:tab/>As all </text:a><text:a xlink:type="simple" xlink:href="#__RefHeading___Toc792_2086076986" text:style-name="Index_20_Link" text:visited-style-name="Index_20_Link"><text:span text:style-name="T48">dynamic </text:span></text:a><text:a xlink:type="simple" xlink:href="#__RefHeading___Toc792_2086076986" text:style-name="Index_20_Link" text:visited-style-name="Index_20_Link">types are classes, they each have string representations. This allows for concatenating a number and a string, </text:a><text:a xlink:type="simple" xlink:href="#__RefHeading___Toc792_2086076986" text:style-name="Index_20_Link" text:visited-style-name="Index_20_Link"><text:span text:style-name="T49">by coercion, </text:span></text:a><text:a xlink:type="simple" xlink:href="#__RefHeading___Toc792_2086076986" text:style-name="Index_20_Link" text:visited-style-name="Index_20_Link"><text:s/>as seen in the code samples.</text:a></text:p>
      <text:p text:style-name="P61"><text:a xlink:type="simple" xlink:href="#__RefHeading___Toc792_2086076986" text:style-name="Index_20_Link" text:visited-style-name="Index_20_Link"><text:span text:style-name="T6"><text:tab/>Dynamic types are </text:span></text:a><text:a xlink:type="simple" xlink:href="#__RefHeading___Toc792_2086076986" text:style-name="Index_20_Link" text:visited-style-name="Index_20_Link"><text:span text:style-name="T7">64</text:span></text:a><text:a xlink:type="simple" xlink:href="#__RefHeading___Toc792_2086076986" text:style-name="Index_20_Link" text:visited-style-name="Index_20_Link"><text:span text:style-name="T6"> bit. This ensures compatibility with </text:span></text:a><text:a xlink:type="simple" xlink:href="#__RefHeading___Toc792_2086076986" text:style-name="Index_20_Link" text:visited-style-name="Index_20_Link"><text:span text:style-name="T7">64</text:span></text:a><text:a xlink:type="simple" xlink:href="#__RefHeading___Toc792_2086076986" text:style-name="Index_20_Link" text:visited-style-name="Index_20_Link"><text:span text:style-name="T6"> bit machines.</text:span></text:a></text:p>
      <text:p text:style-name="P17"><text:a xlink:type="simple" xlink:href="#__RefHeading___Toc792_2086076986" text:style-name="Index_20_Link" text:visited-style-name="Index_20_Link"/></text:p>
      <text:h text:style-name="P85" text:outline-level="1"><text:a xlink:type="simple" xlink:href="#__RefHeading___Toc792_2086076986" text:style-name="Index_20_Link" text:visited-style-name="Index_20_Link"/></text:h>
      <text:p text:style-name="P50"><text:a xlink:type="simple" xlink:href="#__RefHeading___Toc792_2086076986" text:style-name="Index_20_Link" text:visited-style-name="Index_20_Link"/></text:p>
      <text:h text:style-name="P111" text:outline-level="2"><text:bookmark-start text:name="__RefHeading___Toc784_2086076986"/><text:a xlink:type="simple" xlink:href="#__RefHeading___Toc792_2086076986" text:style-name="Index_20_Link" text:visited-style-name="Index_20_Link"><text:span text:style-name="T8">Reserved Word</text:span></text:a><text:a xlink:type="simple" xlink:href="#__RefHeading___Toc792_2086076986" text:style-name="Index_20_Link" text:visited-style-name="Index_20_Link"><text:span text:style-name="T10">s</text:span></text:a><text:a xlink:type="simple" xlink:href="#__RefHeading___Toc792_2086076986" text:style-name="Index_20_Link" text:visited-style-name="Index_20_Link"><text:span text:style-name="T3">:</text:span></text:a><text:bookmark-end text:name="__RefHeading___Toc784_2086076986"/></text:h>
      <text:p text:style-name="P62"><text:a xlink:type="simple" xlink:href="#__RefHeading___Toc792_2086076986" text:style-name="Index_20_Link" text:visited-style-name="Index_20_Link"><text:span text:style-name="T11">if<text:tab/></text:span></text:a><text:a xlink:type="simple" xlink:href="#__RefHeading___Toc792_2086076986" text:style-name="Index_20_Link" text:visited-style-name="Index_20_Link"><text:span text:style-name="T12"><text:tab/><text:tab/></text:span></text:a><text:a xlink:type="simple" xlink:href="#__RefHeading___Toc792_2086076986" text:style-name="Index_20_Link" text:visited-style-name="Index_20_Link"><text:span text:style-name="T11">condition</text:span></text:a></text:p>
      <text:p text:style-name="P62"><text:a xlink:type="simple" xlink:href="#__RefHeading___Toc792_2086076986" text:style-name="Index_20_Link" text:visited-style-name="Index_20_Link"><text:span text:style-name="T11">el</text:span></text:a><text:a xlink:type="simple" xlink:href="#__RefHeading___Toc792_2086076986" text:style-name="Index_20_Link" text:visited-style-name="Index_20_Link"><text:span text:style-name="T7">s</text:span></text:a><text:a xlink:type="simple" xlink:href="#__RefHeading___Toc792_2086076986" text:style-name="Index_20_Link" text:visited-style-name="Index_20_Link"><text:span text:style-name="T11">if<text:tab/></text:span></text:a><text:a xlink:type="simple" xlink:href="#__RefHeading___Toc792_2086076986" text:style-name="Index_20_Link" text:visited-style-name="Index_20_Link"><text:span text:style-name="T12"><text:tab/><text:tab/></text:span></text:a><text:a xlink:type="simple" xlink:href="#__RefHeading___Toc792_2086076986" text:style-name="Index_20_Link" text:visited-style-name="Index_20_Link"><text:span text:style-name="T11">subsequent condition</text:span></text:a></text:p>
      <text:p text:style-name="P62"><text:a xlink:type="simple" xlink:href="#__RefHeading___Toc792_2086076986" text:style-name="Index_20_Link" text:visited-style-name="Index_20_Link"><text:span text:style-name="T13">else</text:span></text:a><text:a xlink:type="simple" xlink:href="#__RefHeading___Toc792_2086076986" text:style-name="Index_20_Link" text:visited-style-name="Index_20_Link"><text:span text:style-name="T3"><text:tab/><text:tab/><text:tab/>convert to float (dynamic types only)</text:span></text:a></text:p>
      <text:p text:style-name="P60"><text:a xlink:type="simple" xlink:href="#__RefHeading___Toc792_2086076986" text:style-name="Index_20_Link" text:visited-style-name="Index_20_Link"><text:span text:style-name="T15">return</text:span></text:a><text:a xlink:type="simple" xlink:href="#__RefHeading___Toc792_2086076986" text:style-name="Index_20_Link" text:visited-style-name="Index_20_Link"><text:span text:style-name="T16"><text:tab/><text:tab/></text:span></text:a><text:a xlink:type="simple" xlink:href="#__RefHeading___Toc792_2086076986" text:style-name="Index_20_Link" text:visited-style-name="Index_20_Link"><text:span text:style-name="T15">end a function</text:span></text:a></text:p>
      <text:p text:style-name="P60"><text:a xlink:type="simple" xlink:href="#__RefHeading___Toc792_2086076986" text:style-name="Index_20_Link" text:visited-style-name="Index_20_Link"><text:span text:style-name="T15">break</text:span></text:a><text:a xlink:type="simple" xlink:href="#__RefHeading___Toc792_2086076986" text:style-name="Index_20_Link" text:visited-style-name="Index_20_Link"><text:span text:style-name="T16"><text:tab/><text:tab/><text:tab/></text:span></text:a><text:a xlink:type="simple" xlink:href="#__RefHeading___Toc792_2086076986" text:style-name="Index_20_Link" text:visited-style-name="Index_20_Link"><text:span text:style-name="T15">exit loop</text:span></text:a></text:p>
      <text:p text:style-name="P60"><text:a xlink:type="simple" xlink:href="#__RefHeading___Toc792_2086076986" text:style-name="Index_20_Link" text:visited-style-name="Index_20_Link"><text:span text:style-name="T15">continue<text:tab/><text:tab/>skip to next iteration</text:span></text:a></text:p>
      <text:p text:style-name="P67"><text:a xlink:type="simple" xlink:href="#__RefHeading___Toc792_2086076986" text:style-name="Index_20_Link" text:visited-style-name="Index_20_Link"><text:span text:style-name="T15">t</text:span></text:a><text:a xlink:type="simple" xlink:href="#__RefHeading___Toc792_2086076986" text:style-name="Index_20_Link" text:visited-style-name="Index_20_Link"><text:span text:style-name="T14">ry<text:tab/><text:tab/><text:tab/>begin try block</text:span></text:a></text:p>
      <text:p text:style-name="P63"><text:a xlink:type="simple" xlink:href="#__RefHeading___Toc792_2086076986" text:style-name="Index_20_Link" text:visited-style-name="Index_20_Link"><text:span text:style-name="T11">L</text:span></text:a><text:a xlink:type="simple" xlink:href="#__RefHeading___Toc792_2086076986" text:style-name="Index_20_Link" text:visited-style-name="Index_20_Link"><text:span text:style-name="T3">ikely there are more. <text:s/>The rule is function over keyword, where reasonable.</text:span></text:a></text:p>
      <text:h text:style-name="P83" text:outline-level="1"><text:bookmark-start text:name="__RefHeading___Toc786_2086076986"/><text:a xlink:type="simple" xlink:href="#__RefHeading___Toc792_2086076986" text:style-name="Index_20_Link" text:visited-style-name="Index_20_Link"><text:span text:style-name="T19">Note:</text:span></text:a><text:a xlink:type="simple" xlink:href="#__RefHeading___Toc792_2086076986" text:style-name="Index_20_Link" text:visited-style-name="Index_20_Link"><text:span text:style-name="T17"> <text:tab/><text:tab/></text:span></text:a><text:a xlink:type="simple" xlink:href="#__RefHeading___Toc792_2086076986" text:style-name="Index_20_Link" text:visited-style-name="Index_20_Link"><text:span text:style-name="T15">Reserved words</text:span></text:a><text:a xlink:type="simple" xlink:href="#__RefHeading___Toc792_2086076986" text:style-name="Index_20_Link" text:visited-style-name="Index_20_Link"><text:span text:style-name="T17"> in italics, are from Subset.</text:span></text:a><text:bookmark-end text:name="__RefHeading___Toc786_2086076986"/></text:h>
      <text:h text:style-name="P111" text:outline-level="2"><text:bookmark-start text:name="__RefHeading___Toc788_2086076986"/><text:a xlink:type="simple" xlink:href="#__RefHeading___Toc792_2086076986" text:style-name="Index_20_Link" text:visited-style-name="Index_20_Link"><text:span text:style-name="T50">Built in Functions</text:span></text:a><text:a xlink:type="simple" xlink:href="#__RefHeading___Toc792_2086076986" text:style-name="Index_20_Link" text:visited-style-name="Index_20_Link">:</text:a><text:bookmark-end text:name="__RefHeading___Toc788_2086076986"/></text:h>
      <text:p text:style-name="P41"><text:a xlink:type="simple" xlink:href="#__RefHeading___Toc792_2086076986" text:style-name="Index_20_Link" text:visited-style-name="Index_20_Link">str()<text:tab/><text:tab/><text:tab/>convert to string (dynamic types only)</text:a></text:p>
      <text:p text:style-name="P41"><text:a xlink:type="simple" xlink:href="#__RefHeading___Toc792_2086076986" text:style-name="Index_20_Link" text:visited-style-name="Index_20_Link">int()<text:tab/><text:tab/><text:tab/>convert to integer (dynamic types only)</text:a></text:p>
      <text:p text:style-name="P41"><text:a xlink:type="simple" xlink:href="#__RefHeading___Toc792_2086076986" text:style-name="Index_20_Link" text:visited-style-name="Index_20_Link">fl</text:a><text:a xlink:type="simple" xlink:href="#__RefHeading___Toc792_2086076986" text:style-name="Index_20_Link" text:visited-style-name="Index_20_Link"><text:span text:style-name="T49">oa</text:span></text:a><text:a xlink:type="simple" xlink:href="#__RefHeading___Toc792_2086076986" text:style-name="Index_20_Link" text:visited-style-name="Index_20_Link">t()<text:tab/><text:tab/>convert to float (dynamic types only)</text:a></text:p>
      <text:p text:style-name="P41"><text:a xlink:type="simple" xlink:href="#__RefHeading___Toc792_2086076986" text:style-name="Index_20_Link" text:visited-style-name="Index_20_Link">tup</text:a><text:a xlink:type="simple" xlink:href="#__RefHeading___Toc792_2086076986" text:style-name="Index_20_Link" text:visited-style-name="Index_20_Link"><text:span text:style-name="T49">le</text:span></text:a><text:a xlink:type="simple" xlink:href="#__RefHeading___Toc792_2086076986" text:style-name="Index_20_Link" text:visited-style-name="Index_20_Link">()<text:tab/><text:tab/>convert to tuple (dynamic types only)</text:a></text:p>
      <text:p text:style-name="P42"><text:a xlink:type="simple" xlink:href="#__RefHeading___Toc792_2086076986" text:style-name="Index_20_Link" text:visited-style-name="Index_20_Link">write()<text:tab/><text:tab/>print (without newline)</text:a></text:p>
      <text:p text:style-name="P42"><text:a xlink:type="simple" xlink:href="#__RefHeading___Toc792_2086076986" text:style-name="Index_20_Link" text:visited-style-name="Index_20_Link">writeln()<text:tab/><text:tab/>print (with newline)</text:a></text:p>
      <text:p text:style-name="P62"><text:a xlink:type="simple" xlink:href="#__RefHeading___Toc792_2086076986" text:style-name="Index_20_Link" text:visited-style-name="Index_20_Link"><text:span text:style-name="T3">w</text:span></text:a><text:a xlink:type="simple" xlink:href="#__RefHeading___Toc792_2086076986" text:style-name="Index_20_Link" text:visited-style-name="Index_20_Link"><text:span text:style-name="T12">hil</text:span></text:a><text:a xlink:type="simple" xlink:href="#__RefHeading___Toc792_2086076986" text:style-name="Index_20_Link" text:visited-style-name="Index_20_Link"><text:span text:style-name="T3">e()<text:tab/><text:tab/></text:span></text:a><text:a xlink:type="simple" xlink:href="#__RefHeading___Toc792_2086076986" text:style-name="Index_20_Link" text:visited-style-name="Index_20_Link"><text:span text:style-name="T12">while loop</text:span></text:a></text:p>
      <text:p text:style-name="P64"><text:a xlink:type="simple" xlink:href="#__RefHeading___Toc792_2086076986" text:style-name="Index_20_Link" text:visited-style-name="Index_20_Link"><text:span text:style-name="T12">t</text:span></text:a><text:a xlink:type="simple" xlink:href="#__RefHeading___Toc792_2086076986" text:style-name="Index_20_Link" text:visited-style-name="Index_20_Link"><text:span text:style-name="T3">ype()<text:tab/><text:tab/>get an object’s type</text:span></text:a></text:p>
      <text:p text:style-name="P45"><text:a xlink:type="simple" xlink:href="#__RefHeading___Toc792_2086076986" text:style-name="Index_20_Link" text:visited-style-name="Index_20_Link">for()<text:tab/><text:tab/><text:tab/>for loop</text:a></text:p>
      <text:p text:style-name="P68"><text:a xlink:type="simple" xlink:href="#__RefHeading___Toc792_2086076986" text:style-name="Index_20_Link" text:visited-style-name="Index_20_Link"><text:span text:style-name="T3">foreach()<text:tab/><text:tab/>foreach loop</text:span></text:a></text:p>
      <text:p text:style-name="P62"><text:a xlink:type="simple" xlink:href="#__RefHeading___Toc792_2086076986" text:style-name="Index_20_Link" text:visited-style-name="Index_20_Link"><text:span text:style-name="T11">catch</text:span></text:a><text:a xlink:type="simple" xlink:href="#__RefHeading___Toc792_2086076986" text:style-name="Index_20_Link" text:visited-style-name="Index_20_Link"><text:span text:style-name="T12">()<text:tab/><text:tab/></text:span></text:a><text:a xlink:type="simple" xlink:href="#__RefHeading___Toc792_2086076986" text:style-name="Index_20_Link" text:visited-style-name="Index_20_Link"><text:span text:style-name="T11">catch exception</text:span></text:a></text:p>
      <text:p text:style-name="P62"><text:a xlink:type="simple" xlink:href="#__RefHeading___Toc792_2086076986" text:style-name="Index_20_Link" text:visited-style-name="Index_20_Link"><text:span text:style-name="T11">throw</text:span></text:a><text:a xlink:type="simple" xlink:href="#__RefHeading___Toc792_2086076986" text:style-name="Index_20_Link" text:visited-style-name="Index_20_Link"><text:span text:style-name="T12">()<text:tab/><text:tab/></text:span></text:a><text:a xlink:type="simple" xlink:href="#__RefHeading___Toc792_2086076986" text:style-name="Index_20_Link" text:visited-style-name="Index_20_Link"><text:span text:style-name="T11">throw exception</text:span></text:a></text:p>
      <text:p text:style-name="P65"><text:a xlink:type="simple" xlink:href="#__RefHeading___Toc792_2086076986" text:style-name="Index_20_Link" text:visited-style-name="Index_20_Link"><text:span text:style-name="T11">e</text:span></text:a><text:a xlink:type="simple" xlink:href="#__RefHeading___Toc792_2086076986" text:style-name="Index_20_Link" text:visited-style-name="Index_20_Link"><text:span text:style-name="T3">xit()<text:tab/><text:tab/><text:tab/>end program</text:span></text:a></text:p>
      <text:p text:style-name="P63"><text:a xlink:type="simple" xlink:href="#__RefHeading___Toc792_2086076986" text:style-name="Index_20_Link" text:visited-style-name="Index_20_Link"><text:span text:style-name="T11">L</text:span></text:a><text:a xlink:type="simple" xlink:href="#__RefHeading___Toc792_2086076986" text:style-name="Index_20_Link" text:visited-style-name="Index_20_Link"><text:span text:style-name="T3">ikely there are more. <text:s/>The rule is function over keyword, where reasonable.</text:span></text:a></text:p>
      <text:p text:style-name="P66"><text:a xlink:type="simple" xlink:href="#__RefHeading___Toc792_2086076986" text:style-name="Index_20_Link" text:visited-style-name="Index_20_Link"><text:span text:style-name="T20">Note:</text:span></text:a><text:a xlink:type="simple" xlink:href="#__RefHeading___Toc792_2086076986" text:style-name="Index_20_Link" text:visited-style-name="Index_20_Link"><text:span text:style-name="T3"> <text:tab/><text:tab/>Functions in italics, are from Subset.</text:span></text:a></text:p>
      <text:h text:style-name="P85" text:outline-level="1"><text:a xlink:type="simple" xlink:href="#__RefHeading___Toc792_2086076986" text:style-name="Index_20_Link" text:visited-style-name="Index_20_Link"/></text:h>
      <text:h text:style-name="P111" text:outline-level="2"><text:bookmark-start text:name="__RefHeading___Toc790_2086076986"/><text:a xlink:type="simple" xlink:href="#__RefHeading___Toc792_2086076986" text:style-name="Index_20_Link" text:visited-style-name="Index_20_Link">Standard Library:</text:a><text:bookmark-end text:name="__RefHeading___Toc790_2086076986"/></text:h>
      <text:p text:style-name="P46"><text:a xlink:type="simple" xlink:href="#__RefHeading___Toc792_2086076986" text:style-name="Index_20_Link" text:visited-style-name="Index_20_Link">In addition to the usual contents:</text:a></text:p>
      <text:p text:style-name="P60"><text:a xlink:type="simple" xlink:href="#__RefHeading___Toc792_2086076986" text:style-name="Index_20_Link" text:visited-style-name="Index_20_Link"><text:span text:style-name="T17">math</text:span></text:a><text:a xlink:type="simple" xlink:href="#__RefHeading___Toc792_2086076986" text:style-name="Index_20_Link" text:visited-style-name="Index_20_Link"><text:span text:style-name="T18">:</text:span></text:a></text:p>
      <text:p text:style-name="P47"><text:a xlink:type="simple" xlink:href="#__RefHeading___Toc792_2086076986" text:style-name="Index_20_Link" text:visited-style-name="Index_20_Link">trig functions</text:a></text:p>
      <text:p text:style-name="P47"><text:a xlink:type="simple" xlink:href="#__RefHeading___Toc792_2086076986" text:style-name="Index_20_Link" text:visited-style-name="Index_20_Link"/></text:p>
      <text:p text:style-name="P43"><text:a xlink:type="simple" xlink:href="#__RefHeading___Toc792_2086076986" text:style-name="Index_20_Link" text:visited-style-name="Index_20_Link">string and regex:</text:a></text:p>
      <text:p text:style-name="P47"><text:a xlink:type="simple" xlink:href="#__RefHeading___Toc792_2086076986" text:style-name="Index_20_Link" text:visited-style-name="Index_20_Link">chomp</text:a></text:p>
      <text:p text:style-name="P47"><text:a xlink:type="simple" xlink:href="#__RefHeading___Toc792_2086076986" text:style-name="Index_20_Link" text:visited-style-name="Index_20_Link">match, replace, etc...</text:a></text:p>
      <text:p text:style-name="P47"><text:a xlink:type="simple" xlink:href="#__RefHeading___Toc792_2086076986" text:style-name="Index_20_Link" text:visited-style-name="Index_20_Link"/></text:p>
      <text:p text:style-name="P44"><text:a xlink:type="simple" xlink:href="#__RefHeading___Toc792_2086076986" text:style-name="Index_20_Link" text:visited-style-name="Index_20_Link">data types:</text:a></text:p>
      <text:p text:style-name="P47"><text:a xlink:type="simple" xlink:href="#__RefHeading___Toc792_2086076986" text:style-name="Index_20_Link" text:visited-style-name="Index_20_Link">frosenset</text:a></text:p>
      <text:p text:style-name="P47"><text:a xlink:type="simple" xlink:href="#__RefHeading___Toc792_2086076986" text:style-name="Index_20_Link" text:visited-style-name="Index_20_Link">stack</text:a></text:p>
      <text:p text:style-name="P47"><text:a xlink:type="simple" xlink:href="#__RefHeading___Toc792_2086076986" text:style-name="Index_20_Link" text:visited-style-name="Index_20_Link">queue</text:a></text:p>
      <text:p text:style-name="P46"><text:a xlink:type="simple" xlink:href="#__RefHeading___Toc792_2086076986" text:style-name="Index_20_Link" text:visited-style-name="Index_20_Link">deque<text:tab/>???</text:a></text:p>
      <text:p text:style-name="P46"><text:a xlink:type="simple" xlink:href="#__RefHeading___Toc792_2086076986" text:style-name="Index_20_Link" text:visited-style-name="Index_20_Link"/></text:p>
      <text:p text:style-name="P44"><text:a xlink:type="simple" xlink:href="#__RefHeading___Toc792_2086076986" text:style-name="Index_20_Link" text:visited-style-name="Index_20_Link">tools:</text:a></text:p>
      <text:p text:style-name="P46"><text:a xlink:type="simple" xlink:href="#__RefHeading___Toc792_2086076986" text:style-name="Index_20_Link" text:visited-style-name="Index_20_Link">a unit test framework</text:a></text:p>
      <text:p text:style-name="P48"><text:a xlink:type="simple" xlink:href="#__RefHeading___Toc792_2086076986" text:style-name="Index_20_Link" text:visited-style-name="Index_20_Link">a doxygen compatibility tool</text:a></text:p>
      <text:p text:style-name="P47"><text:a xlink:type="simple" xlink:href="#__RefHeading___Toc792_2086076986" text:style-name="Index_20_Link" text:visited-style-name="Index_20_Link">file I/O</text:a></text:p>
      <text:p text:style-name="P47"><text:a xlink:type="simple" xlink:href="#__RefHeading___Toc792_2086076986" text:style-name="Index_20_Link" text:visited-style-name="Index_20_Link">json</text:a></text:p>
      <text:p text:style-name="P49"><text:a xlink:type="simple" xlink:href="#__RefHeading___Toc792_2086076986" text:style-name="Index_20_Link" text:visited-style-name="Index_20_Link">cpp_interface ???</text:a></text:p>
      <text:h text:style-name="P87" text:outline-level="1"><text:a xlink:type="simple" xlink:href="#__RefHeading___Toc792_2086076986" text:style-name="Index_20_Link" text:visited-style-name="Index_20_Link"><text:span text:style-name="T3"/></text:a></text:h>
      <text:p text:style-name="P69"><text:a xlink:type="simple" xlink:href="#__RefHeading___Toc792_2086076986" text:style-name="Index_20_Link" text:visited-style-name="Index_20_Link"/></text:p>
      <text:p text:style-name="P46"><text:a xlink:type="simple" xlink:href="#__RefHeading___Toc792_2086076986" text:style-name="Index_20_Link" text:visited-style-name="Index_20_Link"/></text:p>
      <text:h text:style-name="P111" text:outline-level="2"><text:bookmark-start text:name="__RefHeading___Toc792_2086076986"/><text:a xlink:type="simple" xlink:href="#__RefHeading___Toc792_2086076986" text:style-name="Index_20_Link" text:visited-style-name="Index_20_Link"><text:span text:style-name="T3">Sample </text:span></text:a><text:a xlink:type="simple" xlink:href="#__RefHeading___Toc792_2086076986" text:style-name="Index_20_Link" text:visited-style-name="Index_20_Link"><text:span text:style-name="T9">Code</text:span></text:a><text:a xlink:type="simple" xlink:href="#__RefHeading___Toc792_2086076986" text:style-name="Index_20_Link" text:visited-style-name="Index_20_Link"><text:span text:style-name="T21">:</text:span></text:a><text:bookmark-end text:name="__RefHeading___Toc792_2086076986"/></text:h>
      <text:p text:style-name="P11"><text:a xlink:type="simple" xlink:href="#__RefHeading___Toc792_2086076986" text:style-name="Index_20_Link" text:visited-style-name="Index_20_Link">#!/usr/bin/env bill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main.bill</text:a></text:p>
      <text:p text:style-name="P11"><text:a xlink:type="simple" xlink:href="#__RefHeading___Toc792_2086076986" text:style-name="Index_20_Link" text:visited-style-name="Index_20_Link"># aka hello world</text:a></text:p>
      <text:p text:style-name="P11"><text:a xlink:type="simple" xlink:href="#__RefHeading___Toc792_2086076986" text:style-name="Index_20_Link" text:visited-style-name="Index_20_Link"/></text:p>
      <text:p text:style-name="P11"><text:bookmark-start text:name="__DdeLink__801_2086076986"/><text:a xlink:type="simple" xlink:href="#__RefHeading___Toc792_2086076986" text:style-name="Index_20_Link" text:visited-style-name="Index_20_Link">fun noval main(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rite('H'); <text:s text:c="4"/>// I haven't worked out char arrays yet.</text:a></text:p>
      <text:p text:style-name="P11"><text:a xlink:type="simple" xlink:href="#__RefHeading___Toc792_2086076986" text:style-name="Index_20_Link" text:visited-style-name="Index_20_Link"><text:s text:c="4"/>write('e');</text:a></text:p>
      <text:p text:style-name="P11"><text:a xlink:type="simple" xlink:href="#__RefHeading___Toc792_2086076986" text:style-name="Index_20_Link" text:visited-style-name="Index_20_Link"><text:s text:c="4"/>write('l'); <text:s text:c="4"/># <text:s/>This works too.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('o'); <text:s text:c="4"/>/* As does this. */</text:a></text:p>
      <text:p text:style-name="P11"><text:a xlink:type="simple" xlink:href="#__RefHeading___Toc792_2086076986" text:style-name="Index_20_Link" text:visited-style-name="Index_20_Link"><text:s text:c="4"/>write(' ');</text:a></text:p>
      <text:p text:style-name="P11"><text:a xlink:type="simple" xlink:href="#__RefHeading___Toc792_2086076986" text:style-name="Index_20_Link" text:visited-style-name="Index_20_Link"><text:s text:c="4"/>write('W');</text:a></text:p>
      <text:p text:style-name="P11"><text:a xlink:type="simple" xlink:href="#__RefHeading___Toc792_2086076986" text:style-name="Index_20_Link" text:visited-style-name="Index_20_Link"><text:s text:c="4"/>write('o');</text:a></text:p>
      <text:p text:style-name="P11"><text:a xlink:type="simple" xlink:href="#__RefHeading___Toc792_2086076986" text:style-name="Index_20_Link" text:visited-style-name="Index_20_Link"><text:s text:c="4"/>write('r');</text:a></text:p>
      <text:p text:style-name="P11"><text:a xlink:type="simple" xlink:href="#__RefHeading___Toc792_2086076986" text:style-name="Index_20_Link" text:visited-style-name="Index_20_Link"><text:s text:c="4"/>write('l');</text:a></text:p>
      <text:p text:style-name="P11"><text:a xlink:type="simple" xlink:href="#__RefHeading___Toc792_2086076986" text:style-name="Index_20_Link" text:visited-style-name="Index_20_Link"><text:s text:c="4"/>writeln('d'); <text:s text:c="2"/>// This one adds a newline.</text:a></text:p>
      <text:p text:style-name="P11"><text:a xlink:type="simple" xlink:href="#__RefHeading___Toc792_2086076986" text:style-name="Index_20_Link" text:visited-style-name="Index_20_Link"><text:s text:c="4"/>exit(); <text:s text:c="8"/>// defaults to 0</text:a></text:p>
      <text:p text:style-name="P11"><text:a xlink:type="simple" xlink:href="#__RefHeading___Toc792_2086076986" text:style-name="Index_20_Link" text:visited-style-name="Index_20_Link">}</text:a><text:bookmark-end text:name="__DdeLink__801_2086076986"/></text:p>
      <text:p text:style-name="P10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</text:a><text:a xlink:type="simple" xlink:href="#__RefHeading___Toc792_2086076986" text:style-name="Index_20_Link" text:visited-style-name="Index_20_Link"><text:span text:style-name="T51">Sample.bill</text:span></text:a></text:p>
      <text:p text:style-name="P11"><text:a xlink:type="simple" xlink:href="#__RefHeading___Toc792_2086076986" text:style-name="Index_20_Link" text:visited-style-name="Index_20_Link"><text:span text:style-name="T51">#</text:span></text:a><text:a xlink:type="simple" xlink:href="#__RefHeading___Toc792_2086076986" text:style-name="Index_20_Link" text:visited-style-name="Index_20_Link"> sample class definition file.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NOT in Subset!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/* <text:s/>@class Sample</text:a></text:p>
      <text:p text:style-name="P11"><text:a xlink:type="simple" xlink:href="#__RefHeading___Toc792_2086076986" text:style-name="Index_20_Link" text:visited-style-name="Index_20_Link"><text:s/>* <text:s/>@brief sample class example</text:a></text:p>
      <text:p text:style-name="P11"><text:a xlink:type="simple" xlink:href="#__RefHeading___Toc792_2086076986" text:style-name="Index_20_Link" text:visited-style-name="Index_20_Link"><text:s/>*/</text:a></text:p>
      <text:p text:style-name="P11"><text:a xlink:type="simple" xlink:href="#__RefHeading___Toc792_2086076986" text:style-name="Index_20_Link" text:visited-style-name="Index_20_Link">class Sample()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/* <text:s/>constructor</text:a></text:p>
      <text:p text:style-name="P11"><text:a xlink:type="simple" xlink:href="#__RefHeading___Toc792_2086076986" text:style-name="Index_20_Link" text:visited-style-name="Index_20_Link"><text:s text:c="5"/>* <text:s/>@brief <text:s/>set up vars</text:a></text:p>
      <text:p text:style-name="P11"><text:a xlink:type="simple" xlink:href="#__RefHeading___Toc792_2086076986" text:style-name="Index_20_Link" text:visited-style-name="Index_20_Link"><text:s text:c="5"/>* <text:s/>@param <text:s/>name <text:s text:c="3"/>(str) <text:s text:c="6"/>name of person</text:a></text:p>
      <text:p text:style-name="P11"><text:a xlink:type="simple" xlink:href="#__RefHeading___Toc792_2086076986" text:style-name="Index_20_Link" text:visited-style-name="Index_20_Link"><text:s text:c="5"/>* <text:s/>@param <text:s/>name <text:s text:c="3"/>(uint8) <text:s text:c="4"/>age of person</text:a></text:p>
      <text:p text:style-name="P11"><text:a xlink:type="simple" xlink:href="#__RefHeading___Toc792_2086076986" text:style-name="Index_20_Link" text:visited-style-name="Index_20_Link"><text:s text:c="5"/>* <text:s/>@param <text:s/>name <text:s text:c="3"/>(dynamic) <text:s text:c="2"/>other data <text:s text:c="5"/>[default = false]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noval construct(string: name, uint8: age = 0, dynamic: other = false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private var private string this.name <text:s text:c="3"/>= name;</text:a></text:p>
      <text:p text:style-name="P11"><text:a xlink:type="simple" xlink:href="#__RefHeading___Toc792_2086076986" text:style-name="Index_20_Link" text:visited-style-name="Index_20_Link"><text:s text:c="8"/>private var uint8 this.age <text:s text:c="13"/>= age;</text:a></text:p>
      <text:p text:style-name="P11"><text:a xlink:type="simple" xlink:href="#__RefHeading___Toc792_2086076986" text:style-name="Index_20_Link" text:visited-style-name="Index_20_Link"><text:s text:c="8"/>private var string this.other <text:s text:c="10"/>= other;<text:tab/><text:tab/><text:tab/><text:tab/>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7"/></text:a></text:p>
      <text:p text:style-name="P11"><text:a xlink:type="simple" xlink:href="#__RefHeading___Toc792_2086076986" text:style-name="Index_20_Link" text:visited-style-name="Index_20_Link"><text:s text:c="4"/>/* <text:s/>string <text:s/>representation</text:a></text:p>
      <text:p text:style-name="P11"><text:a xlink:type="simple" xlink:href="#__RefHeading___Toc792_2086076986" text:style-name="Index_20_Link" text:visited-style-name="Index_20_Link"><text:s text:c="5"/>* <text:s/>@brief <text:s/>introduction</text:a></text:p>
      <text:p text:style-name="P11"><text:a xlink:type="simple" xlink:href="#__RefHeading___Toc792_2086076986" text:style-name="Index_20_Link" text:visited-style-name="Index_20_Link"><text:s text:c="5"/>* <text:s/>@return (str)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str str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var string result <text:s text:c="2"/>= 'Hello, my name is: ';</text:a></text:p>
      <text:p text:style-name="P11"><text:a xlink:type="simple" xlink:href="#__RefHeading___Toc792_2086076986" text:style-name="Index_20_Link" text:visited-style-name="Index_20_Link"><text:s text:c="8"/>result <text:s text:c="12"/>+= <text:s/>this.name;</text:a></text:p>
      <text:p text:style-name="P11"><text:a xlink:type="simple" xlink:href="#__RefHeading___Toc792_2086076986" text:style-name="Index_20_Link" text:visited-style-name="Index_20_Link"><text:s text:c="8"/>result <text:s text:c="12"/>+= <text:s/>'. My age is: ';</text:a></text:p>
      <text:p text:style-name="P11"><text:a xlink:type="simple" xlink:href="#__RefHeading___Toc792_2086076986" text:style-name="Index_20_Link" text:visited-style-name="Index_20_Link"><text:s text:c="8"/>result <text:s text:c="12"/>+= <text:s/>this.age;</text:a></text:p>
      <text:p text:style-name="P11"><text:a xlink:type="simple" xlink:href="#__RefHeading___Toc792_2086076986" text:style-name="Index_20_Link" text:visited-style-name="Index_20_Link"><text:s text:c="8"/>return result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Name</text:a></text:p>
      <text:p text:style-name="P11"><text:a xlink:type="simple" xlink:href="#__RefHeading___Toc792_2086076986" text:style-name="Index_20_Link" text:visited-style-name="Index_20_Link"><text:s text:c="5"/>* <text:s/>@brief get name</text:a></text:p>
      <text:p text:style-name="P11"><text:a xlink:type="simple" xlink:href="#__RefHeading___Toc792_2086076986" text:style-name="Index_20_Link" text:visited-style-name="Index_20_Link"><text:s text:c="5"/>* <text:s/>return (str)</text:a></text:p>
      <text:p text:style-name="P11"><text:a xlink:type="simple" xlink:href="#__RefHeading___Toc792_2086076986" text:style-name="Index_20_Link" text:visited-style-name="Index_20_Link"><text:s text:c="5"/>*/ <text:s text:c="2"/></text:a></text:p>
      <text:p text:style-name="P11"><text:a xlink:type="simple" xlink:href="#__RefHeading___Toc792_2086076986" text:style-name="Index_20_Link" text:visited-style-name="Index_20_Link"><text:s text:c="4"/>public fun str getName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nam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Age</text:a></text:p>
      <text:p text:style-name="P11"><text:a xlink:type="simple" xlink:href="#__RefHeading___Toc792_2086076986" text:style-name="Index_20_Link" text:visited-style-name="Index_20_Link"><text:s text:c="5"/>* <text:s/>@brief get age</text:a></text:p>
      <text:p text:style-name="P11"><text:a xlink:type="simple" xlink:href="#__RefHeading___Toc792_2086076986" text:style-name="Index_20_Link" text:visited-style-name="Index_20_Link"><text:s text:c="5"/>* <text:s/>return (uint8)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uint8 getAge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ag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getOther</text:a></text:p>
      <text:p text:style-name="P11"><text:a xlink:type="simple" xlink:href="#__RefHeading___Toc792_2086076986" text:style-name="Index_20_Link" text:visited-style-name="Index_20_Link"><text:s text:c="5"/>* <text:s/>@brief <text:s/>get other</text:a></text:p>
      <text:p text:style-name="P11"><text:a xlink:type="simple" xlink:href="#__RefHeading___Toc792_2086076986" text:style-name="Index_20_Link" text:visited-style-name="Index_20_Link"><text:s text:c="5"/>* <text:s/>return (str)</text:a></text:p>
      <text:p text:style-name="P11"><text:soft-page-break/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fun getOther(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return this.other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setAge</text:a></text:p>
      <text:p text:style-name="P11"><text:a xlink:type="simple" xlink:href="#__RefHeading___Toc792_2086076986" text:style-name="Index_20_Link" text:visited-style-name="Index_20_Link"><text:s text:c="5"/>* <text:s/>@brief set age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public fun noval setAge(uint8: age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this.age = age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/* <text:s/>destructor</text:a></text:p>
      <text:p text:style-name="P11"><text:a xlink:type="simple" xlink:href="#__RefHeading___Toc792_2086076986" text:style-name="Index_20_Link" text:visited-style-name="Index_20_Link"><text:s text:c="5"/>* <text:s/>@brief del vars</text:a></text:p>
      <text:p text:style-name="P11"><text:a xlink:type="simple" xlink:href="#__RefHeading___Toc792_2086076986" text:style-name="Index_20_Link" text:visited-style-name="Index_20_Link"><text:s text:c="5"/>*/</text:a></text:p>
      <text:p text:style-name="P11"><text:a xlink:type="simple" xlink:href="#__RefHeading___Toc792_2086076986" text:style-name="Index_20_Link" text:visited-style-name="Index_20_Link"><text:s text:c="4"/>fun void destruct(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del this.name;</text:a></text:p>
      <text:p text:style-name="P11"><text:a xlink:type="simple" xlink:href="#__RefHeading___Toc792_2086076986" text:style-name="Index_20_Link" text:visited-style-name="Index_20_Link"><text:s text:c="8"/>del this.age;</text:a></text:p>
      <text:p text:style-name="P11"><text:a xlink:type="simple" xlink:href="#__RefHeading___Toc792_2086076986" text:style-name="Index_20_Link" text:visited-style-name="Index_20_Link"><text:s text:c="8"/>del this.other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whileloop.bill</text:a></text:p>
      <text:p text:style-name="P11"><text:a xlink:type="simple" xlink:href="#__RefHeading___Toc792_2086076986" text:style-name="Index_20_Link" text:visited-style-name="Index_20_Link"># while loop syntax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while(true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# This is the loop that never ends.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while(1 &gt; 3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# This loop is skipped.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</text:a></text:p>
      <text:p text:style-name="P11"><text:a xlink:type="simple" xlink:href="#__RefHeading___Toc792_2086076986" text:style-name="Index_20_Link" text:visited-style-name="Index_20_Link"><text:s text:c="4"/>var dynamic int limit <text:s text:c="2"/>= argv[1];</text:a></text:p>
      <text:p text:style-name="P11"><text:a xlink:type="simple" xlink:href="#__RefHeading___Toc792_2086076986" text:style-name="Index_20_Link" text:visited-style-name="Index_20_Link"><text:s text:c="4"/>var dynamic int i <text:s text:c="6"/>= 0;</text:a></text:p>
      <text:p text:style-name="P11"><text:a xlink:type="simple" xlink:href="#__RefHeading___Toc792_2086076986" text:style-name="Index_20_Link" text:visited-style-name="Index_20_Link"><text:s text:c="4"/>while(i &lt; limit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i);</text:a></text:p>
      <text:p text:style-name="P11"><text:a xlink:type="simple" xlink:href="#__RefHeading___Toc792_2086076986" text:style-name="Index_20_Link" text:visited-style-name="Index_20_Link"><text:s text:c="8"/>i ++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forloop.bill</text:a></text:p>
      <text:p text:style-name="P11"><text:a xlink:type="simple" xlink:href="#__RefHeading___Toc792_2086076986" text:style-name="Index_20_Link" text:visited-style-name="Index_20_Link"># for loop syntax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for(var int32 i = 0; i &lt; 1; i += .01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i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# foreach (sequence types only)</text:a></text:p>
      <text:p text:style-name="P11"><text:a xlink:type="simple" xlink:href="#__RefHeading___Toc792_2086076986" text:style-name="Index_20_Link" text:visited-style-name="Index_20_Link"><text:s text:c="4"/>foreach(var str arg, argv)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</text:a><text:a xlink:type="simple" xlink:href="#__RefHeading___Toc792_2086076986" text:style-name="Index_20_Link" text:visited-style-name="Index_20_Link"><text:span text:style-name="T52">i</text:span></text:a><text:a xlink:type="simple" xlink:href="#__RefHeading___Toc792_2086076986" text:style-name="Index_20_Link" text:visited-style-name="Index_20_Link">teln(arg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exceptions.bill</text:a></text:p>
      <text:p text:style-name="P11"><text:a xlink:type="simple" xlink:href="#__RefHeading___Toc792_2086076986" text:style-name="Index_20_Link" text:visited-style-name="Index_20_Link"># for exceptions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argv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fun noval mistake():</text:a></text:p>
      <text:p text:style-name="P11"><text:a xlink:type="simple" xlink:href="#__RefHeading___Toc792_2086076986" text:style-name="Index_20_Link" text:visited-style-name="Index_20_Link"><text:s text:c="5"/>{</text:a></text:p>
      <text:p text:style-name="P11"><text:a xlink:type="simple" xlink:href="#__RefHeading___Toc792_2086076986" text:style-name="Index_20_Link" text:visited-style-name="Index_20_Link"><text:s text:c="8"/>try:</text:a></text:p>
      <text:p text:style-name="P11"><text:a xlink:type="simple" xlink:href="#__RefHeading___Toc792_2086076986" text:style-name="Index_20_Link" text:visited-style-name="Index_20_Link"><text:s text:c="8"/>{</text:a></text:p>
      <text:p text:style-name="P11"><text:a xlink:type="simple" xlink:href="#__RefHeading___Toc792_2086076986" text:style-name="Index_20_Link" text:visited-style-name="Index_20_Link"><text:s text:c="12"/>doThis();</text:a></text:p>
      <text:p text:style-name="P11"><text:a xlink:type="simple" xlink:href="#__RefHeading___Toc792_2086076986" text:style-name="Index_20_Link" text:visited-style-name="Index_20_Link"><text:s text:c="8"/>}</text:a></text:p>
      <text:p text:style-name="P11"><text:a xlink:type="simple" xlink:href="#__RefHeading___Toc792_2086076986" text:style-name="Index_20_Link" text:visited-style-name="Index_20_Link"><text:s text:c="8"/>catch(RuntimeError e):</text:a></text:p>
      <text:p text:style-name="P11"><text:a xlink:type="simple" xlink:href="#__RefHeading___Toc792_2086076986" text:style-name="Index_20_Link" text:visited-style-name="Index_20_Link"><text:s text:c="8"/>{</text:a></text:p>
      <text:p text:style-name="P11"><text:a xlink:type="simple" xlink:href="#__RefHeading___Toc792_2086076986" text:style-name="Index_20_Link" text:visited-style-name="Index_20_Link"><text:s text:c="12"/>throw(RuntimeError(e));</text:a></text:p>
      <text:p text:style-name="P11"><text:a xlink:type="simple" xlink:href="#__RefHeading___Toc792_2086076986" text:style-name="Index_20_Link" text:visited-style-name="Index_20_Link"><text:s text:c="8"/>}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try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mistake(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catch(RuntimeError e)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e);</text:a></text:p>
      <text:p text:style-name="P11"><text:a xlink:type="simple" xlink:href="#__RefHeading___Toc792_2086076986" text:style-name="Index_20_Link" text:visited-style-name="Index_20_Link"><text:s text:c="8"/>exit(1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# Results are in a generic message, as none is defined here, and a backtrace.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/></text:p>
      <text:p text:style-name="P5"><text:a xlink:type="simple" xlink:href="#__RefHeading___Toc792_2086076986" text:style-name="Index_20_Link" text:visited-style-name="Index_20_Link"># if_regex.bill</text:a></text:p>
      <text:p text:style-name="P11"><text:a xlink:type="simple" xlink:href="#__RefHeading___Toc792_2086076986" text:style-name="Index_20_Link" text:visited-style-name="Index_20_Link"># regex and conditional sample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# regex NOT in Subset!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import Regex.bill;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fun noval main():</text:a></text:p>
      <text:p text:style-name="P11"><text:a xlink:type="simple" xlink:href="#__RefHeading___Toc792_2086076986" text:style-name="Index_20_Link" text:visited-style-name="Index_20_Link">{</text:a></text:p>
      <text:p text:style-name="P11"><text:a xlink:type="simple" xlink:href="#__RefHeading___Toc792_2086076986" text:style-name="Index_20_Link" text:visited-style-name="Index_20_Link"><text:s text:c="4"/>var str pattern <text:s text:c="4"/>= '/+d/';</text:a></text:p>
      <text:p text:style-name="P11"><text:a xlink:type="simple" xlink:href="#__RefHeading___Toc792_2086076986" text:style-name="Index_20_Link" text:visited-style-name="Index_20_Link"><text:s text:c="4"/>var str text <text:s text:c="7"/>= 'Hello, my favorite number is 123.";</text:a></text:p>
      <text:p text:style-name="P11"><text:a xlink:type="simple" xlink:href="#__RefHeading___Toc792_2086076986" text:style-name="Index_20_Link" text:visited-style-name="Index_20_Link"><text:s text:c="4"/>NumberRGX <text:s text:c="10"/>= Regex(pattern);</text:a></text:p>
      <text:p text:style-name="P11"><text:a xlink:type="simple" xlink:href="#__RefHeading___Toc792_2086076986" text:style-name="Index_20_Link" text:visited-style-name="Index_20_Link"><text:s text:c="4"/>var bool is_match <text:s text:c="2"/>= NumberRGX.match(text);</text:a></text:p>
      <text:p text:style-name="P11"><text:a xlink:type="simple" xlink:href="#__RefHeading___Toc792_2086076986" text:style-name="Index_20_Link" text:visited-style-name="Index_20_Link"/></text:p>
      <text:p text:style-name="P11"><text:a xlink:type="simple" xlink:href="#__RefHeading___Toc792_2086076986" text:style-name="Index_20_Link" text:visited-style-name="Index_20_Link"><text:s text:c="4"/>var replacement <text:s text:c="4"/>= 'xyz';</text:a></text:p>
      <text:p text:style-name="P11"><text:a xlink:type="simple" xlink:href="#__RefHeading___Toc792_2086076986" text:style-name="Index_20_Link" text:visited-style-name="Index_20_Link"><text:s text:c="4"/>if is_match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NumberRGX.replace(text, replacement)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else:</text:a></text:p>
      <text:p text:style-name="P11"><text:a xlink:type="simple" xlink:href="#__RefHeading___Toc792_2086076986" text:style-name="Index_20_Link" text:visited-style-name="Index_20_Link"><text:s text:c="4"/>{</text:a></text:p>
      <text:p text:style-name="P11"><text:a xlink:type="simple" xlink:href="#__RefHeading___Toc792_2086076986" text:style-name="Index_20_Link" text:visited-style-name="Index_20_Link"><text:s text:c="8"/>writeln('Sorry, no match.');</text:a></text:p>
      <text:p text:style-name="P11"><text:a xlink:type="simple" xlink:href="#__RefHeading___Toc792_2086076986" text:style-name="Index_20_Link" text:visited-style-name="Index_20_Link"><text:s text:c="4"/>}</text:a></text:p>
      <text:p text:style-name="P11"><text:a xlink:type="simple" xlink:href="#__RefHeading___Toc792_2086076986" text:style-name="Index_20_Link" text:visited-style-name="Index_20_Link"><text:s text:c="4"/># result is "Hello, my favorite number is xyz."</text:a></text:p>
      <text:p text:style-name="P11"><text:a xlink:type="simple" xlink:href="#__RefHeading___Toc792_2086076986" text:style-name="Index_20_Link" text:visited-style-name="Index_20_Link">}</text:a></text:p>
      <text:p text:style-name="P11"><text:a xlink:type="simple" xlink:href="#__RefHeading___Toc792_2086076986" text:style-name="Index_20_Link" text:visited-style-name="Index_20_Link"><text:span text:style-name="T47"/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4:51:33.896357049</meta:creation-date>
    <meta:generator>LibreOffice/6.4.7.2$Linux_X86_64 LibreOffice_project/40$Build-2</meta:generator>
    <dc:date>2022-01-12T16:21:40.086877014</dc:date>
    <meta:editing-duration>PT1H13M9S</meta:editing-duration>
    <meta:editing-cycles>28</meta:editing-cycles>
    <meta:document-statistic meta:table-count="0" meta:image-count="1" meta:object-count="1" meta:page-count="29" meta:paragraph-count="456" meta:word-count="1381" meta:character-count="8875" meta:non-whitespace-character-count="689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Bitstream Vera Sans" fo:font-size="6pt" fo:font-weight="bold" style:font-weight-asian="bold" style:font-weight-complex="bold"/>
    </style:style>
    <style:style style:name="ce6" style:family="table-cell" style:parent-style-name="Default">
      <style:text-properties style:font-name="Bitstream Vera Sans" fo:font-size="6pt" fo:font-style="italic" style:font-style-asian="italic" style:font-style-complex="italic"/>
    </style:style>
    <style:style style:name="ce7" style:family="table-cell" style:parent-style-name="Default">
      <style:text-properties style:font-name="Bitstream Vera Sans" fo:font-size="6pt"/>
    </style:style>
    <style:style style:name="ce8" style:family="table-cell" style:parent-style-name="Default">
      <style:text-properties style:font-name="Bitstream Vera Sans" fo:font-size="6pt" fo:font-style="normal" style:font-style-asian="normal" style:font-style-complex="normal"/>
    </style:style>
    <style:style style:name="ce9" style:family="table-cell" style:parent-style-name="Default">
      <style:table-cell-properties fo:wrap-option="wrap"/>
      <style:text-properties style:font-name="Bitstream Vera Sans" fo:font-size="6pt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style:font-name="Bitstream Vera Sans" fo:font-size="6pt" fo:font-weight="bold" style:font-weight-asian="bold" style:font-weight-complex="bold"/>
    </style:style>
    <style:style style:name="ce12" style:family="table-cell" style:parent-style-name="Default">
      <style:text-properties style:font-name="Bitstream Vera Sans" fo:font-size="6pt" fo:font-style="italic" style:font-style-asian="italic" style:font-style-complex="italic"/>
    </style:style>
    <style:style style:name="ce13" style:family="table-cell" style:parent-style-name="Default">
      <style:text-properties style:font-name="Bitstream Vera Sans" fo:font-size="6pt"/>
    </style:style>
    <style:style style:name="ce14" style:family="table-cell" style:parent-style-name="Default">
      <style:text-properties style:font-name="Bitstream Vera Sans" fo:font-size="6pt" fo:font-style="normal" style:font-style-asian="normal" style:font-style-complex="normal"/>
    </style:style>
    <style:style style:name="ce15" style:family="table-cell" style:parent-style-name="Default">
      <style:table-cell-properties fo:wrap-option="wrap"/>
      <style:text-properties style:font-name="Bitstream Vera Sans" fo:font-size="6pt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021" table:default-cell-style-name="ce13"/>
        <table:table-row table:style-name="ro1">
          <table:table-cell table:style-name="ce11" office:value-type="string" calcext:value-type="string">
            <text:p>Built in: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style-name="ce12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64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32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har array</text:p>
          </table:table-cell>
          <table:table-cell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5" office:value-type="string" calcext:value-type="string" table:number-columns-spanned="3" table:number-rows-spanned="1">
            <text:p>Note: the types listed below do not exist in Subset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2" office:value-type="string" calcext:value-type="string">
            <text:p>Primitiv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ynamic (6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ompoun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eque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l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appe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andard Libr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zenset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que</text:p>
          </table:table-cell>
          <table:table-cell office:value-type="string" calcext:value-type="string">
            <text:p>dynamic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4:52:23.05511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